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40000018D3628A84E.jpg" manifest:media-type="image/jpeg"/>
  <manifest:file-entry manifest:full-path="Pictures/10000000000001F4000001EE6262135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Book Antiqua" svg:font-family="'Book Antiqua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roman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7pt" style:font-size-asian="7pt" style:font-name-complex="Arial"/>
    </style:style>
    <style:style style:name="P3" style:family="paragraph" style:parent-style-name="Standard">
      <style:paragraph-properties fo:text-align="center" style:justify-single-word="false"/>
      <style:text-properties fo:font-size="13pt" fo:language="pt" fo:country="BR" officeooo:paragraph-rsid="000dc4b4" style:font-size-asian="13pt" style:font-size-complex="13pt"/>
    </style:style>
    <style:style style:name="P4" style:family="paragraph" style:parent-style-name="Estilo_20_padrão_20_de_20_desenho">
      <style:paragraph-properties fo:margin-left="0cm" fo:margin-right="0cm" fo:margin-top="0.198cm" fo:margin-bottom="0.021cm" style:contextual-spacing="false" fo:line-height="80%" fo:text-indent="0cm" style:auto-text-indent="false">
        <style:tab-stops>
          <style:tab-stop style:position="0cm"/>
          <style:tab-stop style:position="1.249cm"/>
          <style:tab-stop style:position="2.496cm"/>
          <style:tab-stop style:position="2.54cm"/>
          <style:tab-stop style:position="3.745cm"/>
          <style:tab-stop style:position="4.992cm"/>
          <style:tab-stop style:position="5.08cm"/>
          <style:tab-stop style:position="6.241cm"/>
          <style:tab-stop style:position="7.488cm"/>
          <style:tab-stop style:position="7.62cm"/>
          <style:tab-stop style:position="8.737cm"/>
          <style:tab-stop style:position="9.984cm"/>
          <style:tab-stop style:position="10.16cm"/>
          <style:tab-stop style:position="11.232cm"/>
          <style:tab-stop style:position="12.48cm"/>
          <style:tab-stop style:position="12.7cm"/>
          <style:tab-stop style:position="13.727cm"/>
          <style:tab-stop style:position="14.975cm"/>
          <style:tab-stop style:position="15.24cm"/>
          <style:tab-stop style:position="16.222cm"/>
          <style:tab-stop style:position="17.471cm"/>
          <style:tab-stop style:position="17.78cm"/>
          <style:tab-stop style:position="18.718cm"/>
          <style:tab-stop style:position="19.967cm"/>
          <style:tab-stop style:position="20.32cm"/>
          <style:tab-stop style:position="21.214cm"/>
          <style:tab-stop style:position="22.463cm"/>
          <style:tab-stop style:position="22.86cm"/>
          <style:tab-stop style:position="23.71cm"/>
          <style:tab-stop style:position="24.959cm"/>
          <style:tab-stop style:position="25.4cm"/>
          <style:tab-stop style:position="27.94cm"/>
          <style:tab-stop style:position="28.704cm"/>
          <style:tab-stop style:position="29.951cm"/>
        </style:tab-stops>
      </style:paragraph-properties>
      <style:text-properties officeooo:paragraph-rsid="0014c942"/>
    </style:style>
    <style:style style:name="P5" style:family="paragraph" style:parent-style-name="Estilo_20_padrão_20_de_20_desenho">
      <loext:graphic-properties draw:fill="none"/>
      <style:paragraph-properties fo:margin-left="0.6cm" fo:margin-right="0cm" fo:margin-top="0.198cm" fo:margin-bottom="0.021cm" style:contextual-spacing="false" fo:line-height="80%" fo:text-align="start" style:justify-single-word="false" fo:text-indent="-0.6cm" style:auto-text-indent="false" fo:background-color="transparent" style:writing-mode="lr-tb">
        <style:tab-stops>
          <style:tab-stop style:position="0cm"/>
          <style:tab-stop style:position="1.249cm"/>
          <style:tab-stop style:position="2.496cm"/>
          <style:tab-stop style:position="2.54cm"/>
          <style:tab-stop style:position="3.745cm"/>
          <style:tab-stop style:position="4.992cm"/>
          <style:tab-stop style:position="5.08cm"/>
          <style:tab-stop style:position="6.241cm"/>
          <style:tab-stop style:position="7.488cm"/>
          <style:tab-stop style:position="7.62cm"/>
          <style:tab-stop style:position="8.737cm"/>
          <style:tab-stop style:position="9.984cm"/>
          <style:tab-stop style:position="10.16cm"/>
          <style:tab-stop style:position="11.232cm"/>
          <style:tab-stop style:position="12.48cm"/>
          <style:tab-stop style:position="12.7cm"/>
          <style:tab-stop style:position="13.727cm"/>
          <style:tab-stop style:position="14.975cm"/>
          <style:tab-stop style:position="15.24cm"/>
          <style:tab-stop style:position="16.222cm"/>
          <style:tab-stop style:position="17.471cm"/>
          <style:tab-stop style:position="17.78cm"/>
          <style:tab-stop style:position="18.718cm"/>
          <style:tab-stop style:position="19.967cm"/>
          <style:tab-stop style:position="20.32cm"/>
          <style:tab-stop style:position="21.214cm"/>
          <style:tab-stop style:position="22.463cm"/>
          <style:tab-stop style:position="22.86cm"/>
          <style:tab-stop style:position="23.71cm"/>
          <style:tab-stop style:position="24.959cm"/>
          <style:tab-stop style:position="25.4cm"/>
          <style:tab-stop style:position="27.94cm"/>
          <style:tab-stop style:position="28.704cm"/>
          <style:tab-stop style:position="29.951cm"/>
        </style:tab-stops>
      </style:paragraph-properties>
      <style:text-properties officeooo:paragraph-rsid="0011196c"/>
    </style:style>
    <style:style style:name="P6" style:family="paragraph" style:parent-style-name="Estilo_20_padrão_20_de_20_desenho">
      <style:paragraph-properties fo:margin-left="0cm" fo:margin-right="0cm" fo:margin-top="0.198cm" fo:margin-bottom="0.021cm" style:contextual-spacing="false" fo:line-height="80%" fo:text-indent="0cm" style:auto-text-indent="false">
        <style:tab-stops>
          <style:tab-stop style:position="0cm"/>
          <style:tab-stop style:position="1.249cm"/>
          <style:tab-stop style:position="2.496cm"/>
          <style:tab-stop style:position="2.54cm"/>
          <style:tab-stop style:position="3.745cm"/>
          <style:tab-stop style:position="4.992cm"/>
          <style:tab-stop style:position="5.08cm"/>
          <style:tab-stop style:position="6.241cm"/>
          <style:tab-stop style:position="7.488cm"/>
          <style:tab-stop style:position="7.62cm"/>
          <style:tab-stop style:position="8.737cm"/>
          <style:tab-stop style:position="9.984cm"/>
          <style:tab-stop style:position="10.16cm"/>
          <style:tab-stop style:position="11.232cm"/>
          <style:tab-stop style:position="12.48cm"/>
          <style:tab-stop style:position="12.7cm"/>
          <style:tab-stop style:position="13.727cm"/>
          <style:tab-stop style:position="14.975cm"/>
          <style:tab-stop style:position="15.24cm"/>
          <style:tab-stop style:position="16.222cm"/>
          <style:tab-stop style:position="17.471cm"/>
          <style:tab-stop style:position="17.78cm"/>
          <style:tab-stop style:position="18.718cm"/>
          <style:tab-stop style:position="19.967cm"/>
          <style:tab-stop style:position="20.32cm"/>
          <style:tab-stop style:position="21.214cm"/>
          <style:tab-stop style:position="22.463cm"/>
          <style:tab-stop style:position="22.86cm"/>
          <style:tab-stop style:position="23.71cm"/>
          <style:tab-stop style:position="24.959cm"/>
          <style:tab-stop style:position="25.4cm"/>
          <style:tab-stop style:position="27.94cm"/>
          <style:tab-stop style:position="28.704cm"/>
          <style:tab-stop style:position="29.951cm"/>
        </style:tab-stops>
      </style:paragraph-properties>
      <style:text-properties style:font-name="Liberation Serif"/>
    </style:style>
    <style:style style:name="P7" style:family="paragraph" style:parent-style-name="Text_20_body">
      <style:paragraph-properties fo:margin-left="0cm" fo:margin-right="0cm" fo:margin-top="0.198cm" fo:margin-bottom="0.021cm" style:contextual-spacing="false" fo:line-height="80%" fo:text-indent="0cm" style:auto-text-indent="false">
        <style:tab-stops>
          <style:tab-stop style:position="0cm"/>
          <style:tab-stop style:position="1.249cm"/>
          <style:tab-stop style:position="2.496cm"/>
          <style:tab-stop style:position="2.54cm"/>
          <style:tab-stop style:position="3.745cm"/>
          <style:tab-stop style:position="4.992cm"/>
          <style:tab-stop style:position="5.08cm"/>
          <style:tab-stop style:position="6.241cm"/>
          <style:tab-stop style:position="7.488cm"/>
          <style:tab-stop style:position="7.62cm"/>
          <style:tab-stop style:position="8.737cm"/>
          <style:tab-stop style:position="9.984cm"/>
          <style:tab-stop style:position="10.16cm"/>
          <style:tab-stop style:position="11.232cm"/>
          <style:tab-stop style:position="12.48cm"/>
          <style:tab-stop style:position="12.7cm"/>
          <style:tab-stop style:position="13.727cm"/>
          <style:tab-stop style:position="14.975cm"/>
          <style:tab-stop style:position="15.24cm"/>
          <style:tab-stop style:position="16.222cm"/>
          <style:tab-stop style:position="17.471cm"/>
          <style:tab-stop style:position="17.78cm"/>
          <style:tab-stop style:position="18.718cm"/>
          <style:tab-stop style:position="19.967cm"/>
          <style:tab-stop style:position="20.32cm"/>
          <style:tab-stop style:position="21.214cm"/>
          <style:tab-stop style:position="22.463cm"/>
          <style:tab-stop style:position="22.86cm"/>
          <style:tab-stop style:position="23.71cm"/>
          <style:tab-stop style:position="24.959cm"/>
          <style:tab-stop style:position="25.4cm"/>
          <style:tab-stop style:position="27.94cm"/>
          <style:tab-stop style:position="28.704cm"/>
          <style:tab-stop style:position="29.951cm"/>
        </style:tab-stops>
      </style:paragraph-properties>
      <style:text-properties style:font-name="Liberation Serif"/>
    </style:style>
    <style:style style:name="P8" style:family="paragraph" style:parent-style-name="Estilo_20_padrão_20_de_20_desenho">
      <style:paragraph-properties fo:margin-left="0.953cm" fo:margin-right="0cm" fo:margin-top="0.198cm" fo:margin-bottom="0.021cm" style:contextual-spacing="false" fo:line-height="80%" fo:text-indent="-0.953cm" style:auto-text-indent="false">
        <style:tab-stops>
          <style:tab-stop style:position="0cm"/>
          <style:tab-stop style:position="1.249cm"/>
          <style:tab-stop style:position="2.496cm"/>
          <style:tab-stop style:position="2.54cm"/>
          <style:tab-stop style:position="3.745cm"/>
          <style:tab-stop style:position="4.992cm"/>
          <style:tab-stop style:position="5.08cm"/>
          <style:tab-stop style:position="6.241cm"/>
          <style:tab-stop style:position="7.488cm"/>
          <style:tab-stop style:position="7.62cm"/>
          <style:tab-stop style:position="8.737cm"/>
          <style:tab-stop style:position="9.984cm"/>
          <style:tab-stop style:position="10.16cm"/>
          <style:tab-stop style:position="11.232cm"/>
          <style:tab-stop style:position="12.48cm"/>
          <style:tab-stop style:position="12.7cm"/>
          <style:tab-stop style:position="13.727cm"/>
          <style:tab-stop style:position="14.975cm"/>
          <style:tab-stop style:position="15.24cm"/>
          <style:tab-stop style:position="16.222cm"/>
          <style:tab-stop style:position="17.471cm"/>
          <style:tab-stop style:position="17.78cm"/>
          <style:tab-stop style:position="18.718cm"/>
          <style:tab-stop style:position="19.967cm"/>
          <style:tab-stop style:position="20.32cm"/>
          <style:tab-stop style:position="21.214cm"/>
          <style:tab-stop style:position="22.463cm"/>
          <style:tab-stop style:position="22.86cm"/>
          <style:tab-stop style:position="23.71cm"/>
          <style:tab-stop style:position="24.959cm"/>
          <style:tab-stop style:position="25.4cm"/>
          <style:tab-stop style:position="27.94cm"/>
          <style:tab-stop style:position="28.704cm"/>
          <style:tab-stop style:position="29.951cm"/>
        </style:tab-stops>
      </style:paragraph-properties>
      <style:text-properties style:font-name="Liberation Serif"/>
    </style:style>
    <style:style style:name="P9" style:family="paragraph" style:parent-style-name="Estilo_20_padrão_20_de_20_desenho">
      <style:paragraph-properties fo:margin-left="0cm" fo:margin-right="0cm" fo:margin-top="0.198cm" fo:margin-bottom="0.021cm" style:contextual-spacing="false" fo:line-height="80%" fo:text-indent="0cm" style:auto-text-indent="false">
        <style:tab-stops>
          <style:tab-stop style:position="0cm"/>
          <style:tab-stop style:position="1.249cm"/>
          <style:tab-stop style:position="2.496cm"/>
          <style:tab-stop style:position="2.54cm"/>
          <style:tab-stop style:position="3.745cm"/>
          <style:tab-stop style:position="4.992cm"/>
          <style:tab-stop style:position="5.08cm"/>
          <style:tab-stop style:position="6.241cm"/>
          <style:tab-stop style:position="7.488cm"/>
          <style:tab-stop style:position="7.62cm"/>
          <style:tab-stop style:position="8.737cm"/>
          <style:tab-stop style:position="9.984cm"/>
          <style:tab-stop style:position="10.16cm"/>
          <style:tab-stop style:position="11.232cm"/>
          <style:tab-stop style:position="12.48cm"/>
          <style:tab-stop style:position="12.7cm"/>
          <style:tab-stop style:position="13.727cm"/>
          <style:tab-stop style:position="14.975cm"/>
          <style:tab-stop style:position="15.24cm"/>
          <style:tab-stop style:position="16.222cm"/>
          <style:tab-stop style:position="17.471cm"/>
          <style:tab-stop style:position="17.78cm"/>
          <style:tab-stop style:position="18.718cm"/>
          <style:tab-stop style:position="19.967cm"/>
          <style:tab-stop style:position="20.32cm"/>
          <style:tab-stop style:position="21.214cm"/>
          <style:tab-stop style:position="22.463cm"/>
          <style:tab-stop style:position="22.86cm"/>
          <style:tab-stop style:position="23.71cm"/>
          <style:tab-stop style:position="24.959cm"/>
          <style:tab-stop style:position="25.4cm"/>
          <style:tab-stop style:position="27.94cm"/>
          <style:tab-stop style:position="28.704cm"/>
          <style:tab-stop style:position="29.951cm"/>
        </style:tab-stops>
      </style:paragraph-properties>
      <style:text-properties style:font-name="Liberation Serif" fo:font-size="18pt" style:font-size-asian="18pt" style:font-size-complex="18pt"/>
    </style:style>
    <style:style style:name="P10" style:family="paragraph" style:parent-style-name="Estilo_20_padrão_20_de_20_desenho">
      <style:paragraph-properties fo:margin-left="0.953cm" fo:margin-right="0cm" fo:margin-top="0.198cm" fo:margin-bottom="0.021cm" style:contextual-spacing="false" fo:line-height="80%" fo:text-indent="-0.953cm" style:auto-text-indent="false">
        <style:tab-stops>
          <style:tab-stop style:position="0cm"/>
          <style:tab-stop style:position="1.249cm"/>
          <style:tab-stop style:position="2.496cm"/>
          <style:tab-stop style:position="2.54cm"/>
          <style:tab-stop style:position="3.745cm"/>
          <style:tab-stop style:position="4.992cm"/>
          <style:tab-stop style:position="5.08cm"/>
          <style:tab-stop style:position="6.241cm"/>
          <style:tab-stop style:position="7.488cm"/>
          <style:tab-stop style:position="7.62cm"/>
          <style:tab-stop style:position="8.737cm"/>
          <style:tab-stop style:position="9.984cm"/>
          <style:tab-stop style:position="10.16cm"/>
          <style:tab-stop style:position="11.232cm"/>
          <style:tab-stop style:position="12.48cm"/>
          <style:tab-stop style:position="12.7cm"/>
          <style:tab-stop style:position="13.727cm"/>
          <style:tab-stop style:position="14.975cm"/>
          <style:tab-stop style:position="15.24cm"/>
          <style:tab-stop style:position="16.222cm"/>
          <style:tab-stop style:position="17.471cm"/>
          <style:tab-stop style:position="17.78cm"/>
          <style:tab-stop style:position="18.718cm"/>
          <style:tab-stop style:position="19.967cm"/>
          <style:tab-stop style:position="20.32cm"/>
          <style:tab-stop style:position="21.214cm"/>
          <style:tab-stop style:position="22.463cm"/>
          <style:tab-stop style:position="22.86cm"/>
          <style:tab-stop style:position="23.71cm"/>
          <style:tab-stop style:position="24.959cm"/>
          <style:tab-stop style:position="25.4cm"/>
          <style:tab-stop style:position="27.94cm"/>
          <style:tab-stop style:position="28.704cm"/>
          <style:tab-stop style:position="29.951cm"/>
        </style:tab-stops>
      </style:paragraph-properties>
      <style:text-properties style:font-name="Liberation Serif" fo:font-size="18pt" style:font-size-asian="18pt" style:font-size-complex="18pt"/>
    </style:style>
    <style:style style:name="P11" style:family="paragraph" style:parent-style-name="Estilo_20_padrão_20_de_20_desenho">
      <style:paragraph-properties fo:margin-left="0cm" fo:margin-right="0cm" fo:margin-top="0.198cm" fo:margin-bottom="0.021cm" style:contextual-spacing="false" fo:line-height="90%" fo:text-indent="0cm" style:auto-text-indent="false">
        <style:tab-stops>
          <style:tab-stop style:position="0cm"/>
          <style:tab-stop style:position="1.249cm"/>
          <style:tab-stop style:position="2.496cm"/>
          <style:tab-stop style:position="2.54cm"/>
          <style:tab-stop style:position="3.745cm"/>
          <style:tab-stop style:position="4.992cm"/>
          <style:tab-stop style:position="5.08cm"/>
          <style:tab-stop style:position="6.241cm"/>
          <style:tab-stop style:position="7.488cm"/>
          <style:tab-stop style:position="7.62cm"/>
          <style:tab-stop style:position="8.737cm"/>
          <style:tab-stop style:position="9.984cm"/>
          <style:tab-stop style:position="10.16cm"/>
          <style:tab-stop style:position="11.232cm"/>
          <style:tab-stop style:position="12.48cm"/>
          <style:tab-stop style:position="12.7cm"/>
          <style:tab-stop style:position="13.727cm"/>
          <style:tab-stop style:position="14.975cm"/>
          <style:tab-stop style:position="15.24cm"/>
          <style:tab-stop style:position="16.222cm"/>
          <style:tab-stop style:position="17.471cm"/>
          <style:tab-stop style:position="17.78cm"/>
          <style:tab-stop style:position="18.718cm"/>
          <style:tab-stop style:position="19.967cm"/>
          <style:tab-stop style:position="20.32cm"/>
          <style:tab-stop style:position="21.214cm"/>
          <style:tab-stop style:position="22.463cm"/>
          <style:tab-stop style:position="22.86cm"/>
          <style:tab-stop style:position="23.71cm"/>
          <style:tab-stop style:position="24.959cm"/>
          <style:tab-stop style:position="25.4cm"/>
          <style:tab-stop style:position="27.94cm"/>
          <style:tab-stop style:position="28.704cm"/>
          <style:tab-stop style:position="29.951cm"/>
        </style:tab-stops>
      </style:paragraph-properties>
      <style:text-properties style:font-name="Liberation Serif" fo:font-size="18pt" style:font-size-asian="18pt" style:font-size-complex="18pt"/>
    </style:style>
    <style:style style:name="P12" style:family="paragraph" style:parent-style-name="Estilo_20_padrão_20_de_20_desenho">
      <style:paragraph-properties fo:margin-left="2.064cm" fo:margin-right="0cm" fo:margin-top="0.198cm" fo:margin-bottom="0.021cm" style:contextual-spacing="false" fo:line-height="90%" fo:text-indent="-0.794cm" style:auto-text-indent="false">
        <style:tab-stops>
          <style:tab-stop style:position="0cm"/>
          <style:tab-stop style:position="1.249cm"/>
          <style:tab-stop style:position="2.496cm"/>
          <style:tab-stop style:position="2.54cm"/>
          <style:tab-stop style:position="3.745cm"/>
          <style:tab-stop style:position="4.992cm"/>
          <style:tab-stop style:position="5.08cm"/>
          <style:tab-stop style:position="6.241cm"/>
          <style:tab-stop style:position="7.488cm"/>
          <style:tab-stop style:position="7.62cm"/>
          <style:tab-stop style:position="8.737cm"/>
          <style:tab-stop style:position="9.984cm"/>
          <style:tab-stop style:position="10.16cm"/>
          <style:tab-stop style:position="11.232cm"/>
          <style:tab-stop style:position="12.48cm"/>
          <style:tab-stop style:position="12.7cm"/>
          <style:tab-stop style:position="13.727cm"/>
          <style:tab-stop style:position="14.975cm"/>
          <style:tab-stop style:position="15.24cm"/>
          <style:tab-stop style:position="16.222cm"/>
          <style:tab-stop style:position="17.471cm"/>
          <style:tab-stop style:position="17.78cm"/>
          <style:tab-stop style:position="18.718cm"/>
          <style:tab-stop style:position="19.967cm"/>
          <style:tab-stop style:position="20.32cm"/>
          <style:tab-stop style:position="21.214cm"/>
          <style:tab-stop style:position="22.463cm"/>
          <style:tab-stop style:position="22.86cm"/>
          <style:tab-stop style:position="23.71cm"/>
          <style:tab-stop style:position="24.959cm"/>
          <style:tab-stop style:position="25.4cm"/>
          <style:tab-stop style:position="27.94cm"/>
          <style:tab-stop style:position="28.704cm"/>
          <style:tab-stop style:position="29.951cm"/>
        </style:tab-stops>
      </style:paragraph-properties>
      <style:text-properties style:font-name="Liberation Serif" fo:font-size="18pt" style:font-size-asian="18pt" style:font-size-complex="18pt"/>
    </style:style>
    <style:style style:name="P13" style:family="paragraph" style:parent-style-name="Estilo_20_padrão_20_de_20_desenho">
      <style:paragraph-properties fo:margin-left="0.953cm" fo:margin-right="0cm" fo:margin-top="0.198cm" fo:margin-bottom="0.021cm" style:contextual-spacing="false" fo:line-height="90%" fo:text-indent="-0.953cm" style:auto-text-indent="false">
        <style:tab-stops>
          <style:tab-stop style:position="0cm"/>
          <style:tab-stop style:position="1.249cm"/>
          <style:tab-stop style:position="2.496cm"/>
          <style:tab-stop style:position="2.54cm"/>
          <style:tab-stop style:position="3.745cm"/>
          <style:tab-stop style:position="4.992cm"/>
          <style:tab-stop style:position="5.08cm"/>
          <style:tab-stop style:position="6.241cm"/>
          <style:tab-stop style:position="7.488cm"/>
          <style:tab-stop style:position="7.62cm"/>
          <style:tab-stop style:position="8.737cm"/>
          <style:tab-stop style:position="9.984cm"/>
          <style:tab-stop style:position="10.16cm"/>
          <style:tab-stop style:position="11.232cm"/>
          <style:tab-stop style:position="12.48cm"/>
          <style:tab-stop style:position="12.7cm"/>
          <style:tab-stop style:position="13.727cm"/>
          <style:tab-stop style:position="14.975cm"/>
          <style:tab-stop style:position="15.24cm"/>
          <style:tab-stop style:position="16.222cm"/>
          <style:tab-stop style:position="17.471cm"/>
          <style:tab-stop style:position="17.78cm"/>
          <style:tab-stop style:position="18.718cm"/>
          <style:tab-stop style:position="19.967cm"/>
          <style:tab-stop style:position="20.32cm"/>
          <style:tab-stop style:position="21.214cm"/>
          <style:tab-stop style:position="22.463cm"/>
          <style:tab-stop style:position="22.86cm"/>
          <style:tab-stop style:position="23.71cm"/>
          <style:tab-stop style:position="24.959cm"/>
          <style:tab-stop style:position="25.4cm"/>
          <style:tab-stop style:position="27.94cm"/>
          <style:tab-stop style:position="28.704cm"/>
          <style:tab-stop style:position="29.951cm"/>
        </style:tab-stops>
      </style:paragraph-properties>
      <style:text-properties style:font-name="Liberation Serif" fo:font-size="18pt" style:font-size-asian="18pt" style:font-size-complex="18pt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Estilo_20_padrão_20_de_20_desenho">
      <style:paragraph-properties fo:margin-left="0.953cm" fo:margin-right="0cm" fo:margin-top="0.182cm" fo:margin-bottom="0.021cm" style:contextual-spacing="false" fo:line-height="90%" fo:text-indent="-0.953cm" style:auto-text-indent="false">
        <style:tab-stops>
          <style:tab-stop style:position="0cm"/>
          <style:tab-stop style:position="1.249cm"/>
          <style:tab-stop style:position="2.496cm"/>
          <style:tab-stop style:position="2.54cm"/>
          <style:tab-stop style:position="3.745cm"/>
          <style:tab-stop style:position="4.992cm"/>
          <style:tab-stop style:position="5.08cm"/>
          <style:tab-stop style:position="6.241cm"/>
          <style:tab-stop style:position="7.488cm"/>
          <style:tab-stop style:position="7.62cm"/>
          <style:tab-stop style:position="8.737cm"/>
          <style:tab-stop style:position="9.984cm"/>
          <style:tab-stop style:position="10.16cm"/>
          <style:tab-stop style:position="11.232cm"/>
          <style:tab-stop style:position="12.48cm"/>
          <style:tab-stop style:position="12.7cm"/>
          <style:tab-stop style:position="13.727cm"/>
          <style:tab-stop style:position="14.975cm"/>
          <style:tab-stop style:position="15.24cm"/>
          <style:tab-stop style:position="16.222cm"/>
          <style:tab-stop style:position="17.471cm"/>
          <style:tab-stop style:position="17.78cm"/>
          <style:tab-stop style:position="18.718cm"/>
          <style:tab-stop style:position="19.967cm"/>
          <style:tab-stop style:position="20.32cm"/>
          <style:tab-stop style:position="21.214cm"/>
          <style:tab-stop style:position="22.463cm"/>
          <style:tab-stop style:position="22.86cm"/>
          <style:tab-stop style:position="23.71cm"/>
          <style:tab-stop style:position="24.959cm"/>
          <style:tab-stop style:position="25.4cm"/>
          <style:tab-stop style:position="27.94cm"/>
          <style:tab-stop style:position="28.704cm"/>
          <style:tab-stop style:position="29.951cm"/>
        </style:tab-stops>
      </style:paragraph-properties>
    </style:style>
    <style:style style:name="P16" style:family="paragraph" style:parent-style-name="Estilo_20_padrão_20_de_20_desenho">
      <style:paragraph-properties fo:margin-left="0cm" fo:margin-right="0cm" fo:margin-top="0.198cm" fo:margin-bottom="0.021cm" style:contextual-spacing="false" fo:line-height="80%" fo:text-indent="0cm" style:auto-text-indent="false">
        <style:tab-stops>
          <style:tab-stop style:position="0cm"/>
          <style:tab-stop style:position="1.249cm"/>
          <style:tab-stop style:position="2.496cm"/>
          <style:tab-stop style:position="2.54cm"/>
          <style:tab-stop style:position="3.745cm"/>
          <style:tab-stop style:position="4.992cm"/>
          <style:tab-stop style:position="5.08cm"/>
          <style:tab-stop style:position="6.241cm"/>
          <style:tab-stop style:position="7.488cm"/>
          <style:tab-stop style:position="7.62cm"/>
          <style:tab-stop style:position="8.737cm"/>
          <style:tab-stop style:position="9.984cm"/>
          <style:tab-stop style:position="10.16cm"/>
          <style:tab-stop style:position="11.232cm"/>
          <style:tab-stop style:position="12.48cm"/>
          <style:tab-stop style:position="12.7cm"/>
          <style:tab-stop style:position="13.727cm"/>
          <style:tab-stop style:position="14.975cm"/>
          <style:tab-stop style:position="15.24cm"/>
          <style:tab-stop style:position="16.222cm"/>
          <style:tab-stop style:position="17.471cm"/>
          <style:tab-stop style:position="17.78cm"/>
          <style:tab-stop style:position="18.718cm"/>
          <style:tab-stop style:position="19.967cm"/>
          <style:tab-stop style:position="20.32cm"/>
          <style:tab-stop style:position="21.214cm"/>
          <style:tab-stop style:position="22.463cm"/>
          <style:tab-stop style:position="22.86cm"/>
          <style:tab-stop style:position="23.71cm"/>
          <style:tab-stop style:position="24.959cm"/>
          <style:tab-stop style:position="25.4cm"/>
          <style:tab-stop style:position="27.94cm"/>
          <style:tab-stop style:position="28.704cm"/>
          <style:tab-stop style:position="29.951cm"/>
        </style:tab-stops>
      </style:paragraph-properties>
      <style:text-properties fo:font-size="12pt" officeooo:paragraph-rsid="0014c2e3" style:font-size-asian="12pt" style:font-size-complex="12pt"/>
    </style:style>
    <style:style style:name="P17" style:family="paragraph" style:parent-style-name="Text_20_body">
      <style:text-properties fo:font-size="12pt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officeooo:rsid="000dc4b4" officeooo:paragraph-rsid="000dc4b4"/>
    </style:style>
    <style:style style:name="P19" style:family="paragraph" style:parent-style-name="Estilo_20_padrão_20_de_20_desenho" style:list-style-name="WW8Num3">
      <style:paragraph-properties fo:text-align="justify" style:justify-single-word="false" style:text-autospace="none"/>
      <style:text-properties officeooo:paragraph-rsid="0011196c"/>
    </style:style>
    <style:style style:name="P20" style:family="paragraph" style:parent-style-name="Estilo_20_padrão_20_de_20_desenho" style:list-style-name="WW8Num3">
      <style:paragraph-properties fo:text-align="justify" style:justify-single-word="false" style:text-autospace="none"/>
      <style:text-properties officeooo:paragraph-rsid="00144fa7"/>
    </style:style>
    <style:style style:name="P21" style:family="paragraph" style:parent-style-name="Estilo_20_padrão_20_de_20_desenho" style:list-style-name="WW8Num3">
      <style:paragraph-properties fo:margin-left="0.953cm" fo:margin-right="0cm" fo:margin-top="0.198cm" fo:margin-bottom="0.021cm" style:contextual-spacing="false" fo:line-height="80%" fo:text-align="justify" style:justify-single-word="false" fo:text-indent="-0.953cm" style:auto-text-indent="false">
        <style:tab-stops>
          <style:tab-stop style:position="0cm"/>
          <style:tab-stop style:position="1.249cm"/>
          <style:tab-stop style:position="2.496cm"/>
          <style:tab-stop style:position="2.54cm"/>
          <style:tab-stop style:position="3.745cm"/>
          <style:tab-stop style:position="4.992cm"/>
          <style:tab-stop style:position="5.08cm"/>
          <style:tab-stop style:position="6.241cm"/>
          <style:tab-stop style:position="7.488cm"/>
          <style:tab-stop style:position="7.62cm"/>
          <style:tab-stop style:position="8.737cm"/>
          <style:tab-stop style:position="9.984cm"/>
          <style:tab-stop style:position="10.16cm"/>
          <style:tab-stop style:position="11.232cm"/>
          <style:tab-stop style:position="12.48cm"/>
          <style:tab-stop style:position="12.7cm"/>
          <style:tab-stop style:position="13.727cm"/>
          <style:tab-stop style:position="14.975cm"/>
          <style:tab-stop style:position="15.24cm"/>
          <style:tab-stop style:position="16.222cm"/>
          <style:tab-stop style:position="17.471cm"/>
          <style:tab-stop style:position="17.78cm"/>
          <style:tab-stop style:position="18.718cm"/>
          <style:tab-stop style:position="19.967cm"/>
          <style:tab-stop style:position="20.32cm"/>
          <style:tab-stop style:position="21.214cm"/>
          <style:tab-stop style:position="22.463cm"/>
          <style:tab-stop style:position="22.86cm"/>
          <style:tab-stop style:position="23.71cm"/>
          <style:tab-stop style:position="24.959cm"/>
          <style:tab-stop style:position="25.4cm"/>
          <style:tab-stop style:position="27.94cm"/>
          <style:tab-stop style:position="28.704cm"/>
          <style:tab-stop style:position="29.951cm"/>
        </style:tab-stops>
      </style:paragraph-properties>
      <style:text-properties style:font-name="Liberation Serif" fo:font-size="18pt" style:font-size-asian="18pt" style:font-size-complex="18pt"/>
    </style:style>
    <style:style style:name="P22" style:family="paragraph" style:parent-style-name="Estilo_20_padrão_20_de_20_desenho" style:list-style-name="WW8Num3">
      <style:paragraph-properties fo:margin-left="0cm" fo:margin-right="0cm" fo:margin-top="0.198cm" fo:margin-bottom="0.021cm" style:contextual-spacing="false" fo:line-height="80%" fo:text-align="justify" style:justify-single-word="false" fo:text-indent="0cm" style:auto-text-indent="false">
        <style:tab-stops>
          <style:tab-stop style:position="0cm"/>
          <style:tab-stop style:position="1.249cm"/>
          <style:tab-stop style:position="2.496cm"/>
          <style:tab-stop style:position="2.54cm"/>
          <style:tab-stop style:position="3.745cm"/>
          <style:tab-stop style:position="4.992cm"/>
          <style:tab-stop style:position="5.08cm"/>
          <style:tab-stop style:position="6.241cm"/>
          <style:tab-stop style:position="7.488cm"/>
          <style:tab-stop style:position="7.62cm"/>
          <style:tab-stop style:position="8.737cm"/>
          <style:tab-stop style:position="9.984cm"/>
          <style:tab-stop style:position="10.16cm"/>
          <style:tab-stop style:position="11.232cm"/>
          <style:tab-stop style:position="12.48cm"/>
          <style:tab-stop style:position="12.7cm"/>
          <style:tab-stop style:position="13.727cm"/>
          <style:tab-stop style:position="14.975cm"/>
          <style:tab-stop style:position="15.24cm"/>
          <style:tab-stop style:position="16.222cm"/>
          <style:tab-stop style:position="17.471cm"/>
          <style:tab-stop style:position="17.78cm"/>
          <style:tab-stop style:position="18.718cm"/>
          <style:tab-stop style:position="19.967cm"/>
          <style:tab-stop style:position="20.32cm"/>
          <style:tab-stop style:position="21.214cm"/>
          <style:tab-stop style:position="22.463cm"/>
          <style:tab-stop style:position="22.86cm"/>
          <style:tab-stop style:position="23.71cm"/>
          <style:tab-stop style:position="24.959cm"/>
          <style:tab-stop style:position="25.4cm"/>
          <style:tab-stop style:position="27.94cm"/>
          <style:tab-stop style:position="28.704cm"/>
          <style:tab-stop style:position="29.951cm"/>
        </style:tab-stops>
      </style:paragraph-properties>
      <style:text-properties style:font-name="Liberation Serif" fo:font-size="18pt" style:font-size-asian="18pt" style:font-size-complex="18pt"/>
    </style:style>
    <style:style style:name="P23" style:family="paragraph" style:parent-style-name="Estilo_20_padrão_20_de_20_desenho" style:list-style-name="WW8Num3">
      <style:paragraph-properties fo:margin-top="0.198cm" fo:margin-bottom="0.021cm" style:contextual-spacing="false" fo:line-height="80%">
        <style:tab-stops>
          <style:tab-stop style:position="0cm"/>
          <style:tab-stop style:position="1.249cm"/>
          <style:tab-stop style:position="2.496cm"/>
          <style:tab-stop style:position="2.54cm"/>
          <style:tab-stop style:position="3.745cm"/>
          <style:tab-stop style:position="4.992cm"/>
          <style:tab-stop style:position="5.08cm"/>
          <style:tab-stop style:position="6.241cm"/>
          <style:tab-stop style:position="7.488cm"/>
          <style:tab-stop style:position="7.62cm"/>
          <style:tab-stop style:position="8.737cm"/>
          <style:tab-stop style:position="9.984cm"/>
          <style:tab-stop style:position="10.16cm"/>
          <style:tab-stop style:position="11.232cm"/>
          <style:tab-stop style:position="12.48cm"/>
          <style:tab-stop style:position="12.7cm"/>
          <style:tab-stop style:position="13.727cm"/>
          <style:tab-stop style:position="14.975cm"/>
          <style:tab-stop style:position="15.24cm"/>
          <style:tab-stop style:position="16.222cm"/>
          <style:tab-stop style:position="17.471cm"/>
          <style:tab-stop style:position="17.78cm"/>
          <style:tab-stop style:position="18.718cm"/>
          <style:tab-stop style:position="19.967cm"/>
          <style:tab-stop style:position="20.32cm"/>
          <style:tab-stop style:position="21.214cm"/>
          <style:tab-stop style:position="22.463cm"/>
          <style:tab-stop style:position="22.86cm"/>
          <style:tab-stop style:position="23.71cm"/>
          <style:tab-stop style:position="24.959cm"/>
          <style:tab-stop style:position="25.4cm"/>
          <style:tab-stop style:position="27.94cm"/>
          <style:tab-stop style:position="28.704cm"/>
          <style:tab-stop style:position="29.951cm"/>
        </style:tab-stops>
      </style:paragraph-properties>
      <style:text-properties style:font-name="Liberation Serif" fo:font-size="18pt" officeooo:paragraph-rsid="0014c2e3" style:font-size-asian="18pt" style:font-size-complex="18pt"/>
    </style:style>
    <style:style style:name="P24" style:family="paragraph" style:parent-style-name="Estilo_20_padrão_20_de_20_desenho" style:list-style-name="WW8Num3">
      <style:paragraph-properties fo:margin-top="0.198cm" fo:margin-bottom="0.021cm" style:contextual-spacing="false" fo:line-height="80%">
        <style:tab-stops>
          <style:tab-stop style:position="0cm"/>
          <style:tab-stop style:position="1.249cm"/>
          <style:tab-stop style:position="2.496cm"/>
          <style:tab-stop style:position="2.54cm"/>
          <style:tab-stop style:position="3.745cm"/>
          <style:tab-stop style:position="4.992cm"/>
          <style:tab-stop style:position="5.08cm"/>
          <style:tab-stop style:position="6.241cm"/>
          <style:tab-stop style:position="7.488cm"/>
          <style:tab-stop style:position="7.62cm"/>
          <style:tab-stop style:position="8.737cm"/>
          <style:tab-stop style:position="9.984cm"/>
          <style:tab-stop style:position="10.16cm"/>
          <style:tab-stop style:position="11.232cm"/>
          <style:tab-stop style:position="12.48cm"/>
          <style:tab-stop style:position="12.7cm"/>
          <style:tab-stop style:position="13.727cm"/>
          <style:tab-stop style:position="14.975cm"/>
          <style:tab-stop style:position="15.24cm"/>
          <style:tab-stop style:position="16.222cm"/>
          <style:tab-stop style:position="17.471cm"/>
          <style:tab-stop style:position="17.78cm"/>
          <style:tab-stop style:position="18.718cm"/>
          <style:tab-stop style:position="19.967cm"/>
          <style:tab-stop style:position="20.32cm"/>
          <style:tab-stop style:position="21.214cm"/>
          <style:tab-stop style:position="22.463cm"/>
          <style:tab-stop style:position="22.86cm"/>
          <style:tab-stop style:position="23.71cm"/>
          <style:tab-stop style:position="24.959cm"/>
          <style:tab-stop style:position="25.4cm"/>
          <style:tab-stop style:position="27.94cm"/>
          <style:tab-stop style:position="28.704cm"/>
          <style:tab-stop style:position="29.951cm"/>
        </style:tab-stops>
      </style:paragraph-properties>
      <style:text-properties style:font-name="Liberation Serif" fo:font-size="18pt" style:font-size-asian="18pt" style:font-size-complex="18pt"/>
    </style:style>
    <style:style style:name="P25" style:family="paragraph" style:parent-style-name="Estilo_20_padrão_20_de_20_desenho" style:list-style-name="L6">
      <style:paragraph-properties fo:margin-left="0cm" fo:margin-right="0cm" fo:margin-top="0.198cm" fo:margin-bottom="0.021cm" style:contextual-spacing="false" fo:line-height="90%" fo:text-indent="0cm" style:auto-text-indent="false">
        <style:tab-stops>
          <style:tab-stop style:position="0cm"/>
          <style:tab-stop style:position="1.249cm"/>
          <style:tab-stop style:position="2.496cm"/>
          <style:tab-stop style:position="2.54cm"/>
          <style:tab-stop style:position="3.745cm"/>
          <style:tab-stop style:position="4.992cm"/>
          <style:tab-stop style:position="5.08cm"/>
          <style:tab-stop style:position="6.241cm"/>
          <style:tab-stop style:position="7.488cm"/>
          <style:tab-stop style:position="7.62cm"/>
          <style:tab-stop style:position="8.737cm"/>
          <style:tab-stop style:position="9.984cm"/>
          <style:tab-stop style:position="10.16cm"/>
          <style:tab-stop style:position="11.232cm"/>
          <style:tab-stop style:position="12.48cm"/>
          <style:tab-stop style:position="12.7cm"/>
          <style:tab-stop style:position="13.727cm"/>
          <style:tab-stop style:position="14.975cm"/>
          <style:tab-stop style:position="15.24cm"/>
          <style:tab-stop style:position="16.222cm"/>
          <style:tab-stop style:position="17.471cm"/>
          <style:tab-stop style:position="17.78cm"/>
          <style:tab-stop style:position="18.718cm"/>
          <style:tab-stop style:position="19.967cm"/>
          <style:tab-stop style:position="20.32cm"/>
          <style:tab-stop style:position="21.214cm"/>
          <style:tab-stop style:position="22.463cm"/>
          <style:tab-stop style:position="22.86cm"/>
          <style:tab-stop style:position="23.71cm"/>
          <style:tab-stop style:position="24.959cm"/>
          <style:tab-stop style:position="25.4cm"/>
          <style:tab-stop style:position="27.94cm"/>
          <style:tab-stop style:position="28.704cm"/>
          <style:tab-stop style:position="29.951cm"/>
        </style:tab-stops>
      </style:paragraph-properties>
      <style:text-properties style:font-name="Liberation Serif" fo:font-size="18pt" style:font-size-asian="18pt" style:font-size-complex="18pt"/>
    </style:style>
    <style:style style:name="P26" style:family="paragraph" style:parent-style-name="Estilo_20_padrão_20_de_20_desenho" style:list-style-name="L6">
      <style:paragraph-properties fo:margin-left="2.064cm" fo:margin-right="0cm" fo:margin-top="0.198cm" fo:margin-bottom="0.021cm" style:contextual-spacing="false" fo:line-height="90%" fo:text-indent="-0.794cm" style:auto-text-indent="false">
        <style:tab-stops>
          <style:tab-stop style:position="0cm"/>
          <style:tab-stop style:position="1.249cm"/>
          <style:tab-stop style:position="2.496cm"/>
          <style:tab-stop style:position="2.54cm"/>
          <style:tab-stop style:position="3.745cm"/>
          <style:tab-stop style:position="4.992cm"/>
          <style:tab-stop style:position="5.08cm"/>
          <style:tab-stop style:position="6.241cm"/>
          <style:tab-stop style:position="7.488cm"/>
          <style:tab-stop style:position="7.62cm"/>
          <style:tab-stop style:position="8.737cm"/>
          <style:tab-stop style:position="9.984cm"/>
          <style:tab-stop style:position="10.16cm"/>
          <style:tab-stop style:position="11.232cm"/>
          <style:tab-stop style:position="12.48cm"/>
          <style:tab-stop style:position="12.7cm"/>
          <style:tab-stop style:position="13.727cm"/>
          <style:tab-stop style:position="14.975cm"/>
          <style:tab-stop style:position="15.24cm"/>
          <style:tab-stop style:position="16.222cm"/>
          <style:tab-stop style:position="17.471cm"/>
          <style:tab-stop style:position="17.78cm"/>
          <style:tab-stop style:position="18.718cm"/>
          <style:tab-stop style:position="19.967cm"/>
          <style:tab-stop style:position="20.32cm"/>
          <style:tab-stop style:position="21.214cm"/>
          <style:tab-stop style:position="22.463cm"/>
          <style:tab-stop style:position="22.86cm"/>
          <style:tab-stop style:position="23.71cm"/>
          <style:tab-stop style:position="24.959cm"/>
          <style:tab-stop style:position="25.4cm"/>
          <style:tab-stop style:position="27.94cm"/>
          <style:tab-stop style:position="28.704cm"/>
          <style:tab-stop style:position="29.951cm"/>
        </style:tab-stops>
      </style:paragraph-properties>
      <style:text-properties style:font-name="Liberation Serif" fo:font-size="18pt" style:font-size-asian="18pt" style:font-size-complex="18pt"/>
    </style:style>
    <style:style style:name="P27" style:family="paragraph" style:parent-style-name="Estilo_20_padrão_20_de_20_desenho">
      <style:paragraph-properties fo:margin-left="0cm" fo:margin-right="0cm" fo:margin-top="0.198cm" fo:margin-bottom="0.021cm" style:contextual-spacing="false" fo:line-height="90%" fo:text-indent="0cm" style:auto-text-indent="false">
        <style:tab-stops>
          <style:tab-stop style:position="0cm"/>
          <style:tab-stop style:position="1.249cm"/>
          <style:tab-stop style:position="2.496cm"/>
          <style:tab-stop style:position="2.54cm"/>
          <style:tab-stop style:position="3.745cm"/>
          <style:tab-stop style:position="4.992cm"/>
          <style:tab-stop style:position="5.08cm"/>
          <style:tab-stop style:position="6.241cm"/>
          <style:tab-stop style:position="7.488cm"/>
          <style:tab-stop style:position="7.62cm"/>
          <style:tab-stop style:position="8.737cm"/>
          <style:tab-stop style:position="9.984cm"/>
          <style:tab-stop style:position="10.16cm"/>
          <style:tab-stop style:position="11.232cm"/>
          <style:tab-stop style:position="12.48cm"/>
          <style:tab-stop style:position="12.7cm"/>
          <style:tab-stop style:position="13.727cm"/>
          <style:tab-stop style:position="14.975cm"/>
          <style:tab-stop style:position="15.24cm"/>
          <style:tab-stop style:position="16.222cm"/>
          <style:tab-stop style:position="17.471cm"/>
          <style:tab-stop style:position="17.78cm"/>
          <style:tab-stop style:position="18.718cm"/>
          <style:tab-stop style:position="19.967cm"/>
          <style:tab-stop style:position="20.32cm"/>
          <style:tab-stop style:position="21.214cm"/>
          <style:tab-stop style:position="22.463cm"/>
          <style:tab-stop style:position="22.86cm"/>
          <style:tab-stop style:position="23.71cm"/>
          <style:tab-stop style:position="24.959cm"/>
          <style:tab-stop style:position="25.4cm"/>
          <style:tab-stop style:position="27.94cm"/>
          <style:tab-stop style:position="28.704cm"/>
          <style:tab-stop style:position="29.951cm"/>
        </style:tab-stops>
      </style:paragraph-properties>
      <style:text-properties style:font-name="Liberation Serif" fo:font-size="18pt" style:font-size-asian="18pt" style:font-size-complex="18pt"/>
    </style:style>
    <style:style style:name="P28" style:family="paragraph" style:parent-style-name="Estilo_20_padrão_20_de_20_desenho" style:list-style-name="L3">
      <style:paragraph-properties fo:margin-top="0.198cm" fo:margin-bottom="0.021cm" style:contextual-spacing="false" fo:line-height="80%">
        <style:tab-stops>
          <style:tab-stop style:position="0cm"/>
          <style:tab-stop style:position="1.249cm"/>
          <style:tab-stop style:position="2.496cm"/>
          <style:tab-stop style:position="2.54cm"/>
          <style:tab-stop style:position="3.745cm"/>
          <style:tab-stop style:position="4.992cm"/>
          <style:tab-stop style:position="5.08cm"/>
          <style:tab-stop style:position="6.241cm"/>
          <style:tab-stop style:position="7.488cm"/>
          <style:tab-stop style:position="7.62cm"/>
          <style:tab-stop style:position="8.737cm"/>
          <style:tab-stop style:position="9.984cm"/>
          <style:tab-stop style:position="10.16cm"/>
          <style:tab-stop style:position="11.232cm"/>
          <style:tab-stop style:position="12.48cm"/>
          <style:tab-stop style:position="12.7cm"/>
          <style:tab-stop style:position="13.727cm"/>
          <style:tab-stop style:position="14.975cm"/>
          <style:tab-stop style:position="15.24cm"/>
          <style:tab-stop style:position="16.222cm"/>
          <style:tab-stop style:position="17.471cm"/>
          <style:tab-stop style:position="17.78cm"/>
          <style:tab-stop style:position="18.718cm"/>
          <style:tab-stop style:position="19.967cm"/>
          <style:tab-stop style:position="20.32cm"/>
          <style:tab-stop style:position="21.214cm"/>
          <style:tab-stop style:position="22.463cm"/>
          <style:tab-stop style:position="22.86cm"/>
          <style:tab-stop style:position="23.71cm"/>
          <style:tab-stop style:position="24.959cm"/>
          <style:tab-stop style:position="25.4cm"/>
          <style:tab-stop style:position="27.94cm"/>
          <style:tab-stop style:position="28.704cm"/>
          <style:tab-stop style:position="29.951cm"/>
        </style:tab-stops>
      </style:paragraph-properties>
      <style:text-properties style:font-name="Liberation Serif" fo:font-size="12pt" officeooo:paragraph-rsid="0014c942" style:font-size-asian="12pt" style:font-size-complex="12pt"/>
    </style:style>
    <style:style style:name="P29" style:family="paragraph" style:parent-style-name="Estilo_20_padrão_20_de_20_desenho" style:list-style-name="WW8Num3">
      <style:paragraph-properties fo:margin-left="0cm" fo:margin-right="0cm" fo:margin-top="0.198cm" fo:margin-bottom="0.021cm" style:contextual-spacing="false" fo:line-height="80%" fo:text-align="justify" style:justify-single-word="false" fo:text-indent="0cm" style:auto-text-indent="false">
        <style:tab-stops>
          <style:tab-stop style:position="0cm"/>
          <style:tab-stop style:position="1.249cm"/>
          <style:tab-stop style:position="2.496cm"/>
          <style:tab-stop style:position="2.54cm"/>
          <style:tab-stop style:position="3.745cm"/>
          <style:tab-stop style:position="4.992cm"/>
          <style:tab-stop style:position="5.08cm"/>
          <style:tab-stop style:position="6.241cm"/>
          <style:tab-stop style:position="7.488cm"/>
          <style:tab-stop style:position="7.62cm"/>
          <style:tab-stop style:position="8.737cm"/>
          <style:tab-stop style:position="9.984cm"/>
          <style:tab-stop style:position="10.16cm"/>
          <style:tab-stop style:position="11.232cm"/>
          <style:tab-stop style:position="12.48cm"/>
          <style:tab-stop style:position="12.7cm"/>
          <style:tab-stop style:position="13.727cm"/>
          <style:tab-stop style:position="14.975cm"/>
          <style:tab-stop style:position="15.24cm"/>
          <style:tab-stop style:position="16.222cm"/>
          <style:tab-stop style:position="17.471cm"/>
          <style:tab-stop style:position="17.78cm"/>
          <style:tab-stop style:position="18.718cm"/>
          <style:tab-stop style:position="19.967cm"/>
          <style:tab-stop style:position="20.32cm"/>
          <style:tab-stop style:position="21.214cm"/>
          <style:tab-stop style:position="22.463cm"/>
          <style:tab-stop style:position="22.86cm"/>
          <style:tab-stop style:position="23.71cm"/>
          <style:tab-stop style:position="24.959cm"/>
          <style:tab-stop style:position="25.4cm"/>
          <style:tab-stop style:position="27.94cm"/>
          <style:tab-stop style:position="28.704cm"/>
          <style:tab-stop style:position="29.951cm"/>
        </style:tab-stops>
      </style:paragraph-properties>
      <style:text-properties style:font-name="Liberation Serif" fo:font-size="14pt" style:font-size-asian="14pt" style:font-size-complex="14pt"/>
    </style:style>
    <style:style style:name="P30" style:family="paragraph" style:parent-style-name="Estilo_20_padrão_20_de_20_desenho" style:list-style-name="WW8Num3" style:master-page-name="">
      <loext:graphic-properties draw:fill="none"/>
      <style:paragraph-properties fo:margin-left="0cm" fo:margin-right="0cm" fo:margin-top="0.198cm" fo:margin-bottom="0.021cm" style:contextual-spacing="false" fo:line-height="80%" fo:text-align="justify" style:justify-single-word="false" fo:text-indent="0cm" style:auto-text-indent="false" style:page-number="auto" fo:background-color="transparent" style:writing-mode="lr-tb">
        <style:tab-stops>
          <style:tab-stop style:position="0cm"/>
          <style:tab-stop style:position="1.249cm"/>
          <style:tab-stop style:position="2.496cm"/>
          <style:tab-stop style:position="2.54cm"/>
          <style:tab-stop style:position="3.745cm"/>
          <style:tab-stop style:position="4.992cm"/>
          <style:tab-stop style:position="5.08cm"/>
          <style:tab-stop style:position="6.241cm"/>
          <style:tab-stop style:position="7.488cm"/>
          <style:tab-stop style:position="7.62cm"/>
          <style:tab-stop style:position="8.737cm"/>
          <style:tab-stop style:position="9.984cm"/>
          <style:tab-stop style:position="10.16cm"/>
          <style:tab-stop style:position="11.232cm"/>
          <style:tab-stop style:position="12.48cm"/>
          <style:tab-stop style:position="12.7cm"/>
          <style:tab-stop style:position="13.727cm"/>
          <style:tab-stop style:position="14.975cm"/>
          <style:tab-stop style:position="15.24cm"/>
          <style:tab-stop style:position="16.222cm"/>
          <style:tab-stop style:position="17.471cm"/>
          <style:tab-stop style:position="17.78cm"/>
          <style:tab-stop style:position="18.718cm"/>
          <style:tab-stop style:position="19.967cm"/>
          <style:tab-stop style:position="20.32cm"/>
          <style:tab-stop style:position="21.214cm"/>
          <style:tab-stop style:position="22.463cm"/>
          <style:tab-stop style:position="22.86cm"/>
          <style:tab-stop style:position="23.71cm"/>
          <style:tab-stop style:position="24.959cm"/>
          <style:tab-stop style:position="25.4cm"/>
          <style:tab-stop style:position="27.94cm"/>
          <style:tab-stop style:position="28.704cm"/>
          <style:tab-stop style:position="29.951cm"/>
        </style:tab-stops>
      </style:paragraph-properties>
      <style:text-properties style:font-name="Liberation Serif" fo:font-size="14pt" style:font-size-asian="14pt" style:font-size-complex="14pt"/>
    </style:style>
    <style:style style:name="P31" style:family="paragraph" style:parent-style-name="Estilo_20_padrão_20_de_20_desenho">
      <style:paragraph-properties fo:margin-top="0.198cm" fo:margin-bottom="0.021cm" style:contextual-spacing="false" fo:line-height="80%">
        <style:tab-stops>
          <style:tab-stop style:position="0cm"/>
          <style:tab-stop style:position="1.249cm"/>
          <style:tab-stop style:position="2.496cm"/>
          <style:tab-stop style:position="2.54cm"/>
          <style:tab-stop style:position="3.745cm"/>
          <style:tab-stop style:position="4.992cm"/>
          <style:tab-stop style:position="5.08cm"/>
          <style:tab-stop style:position="6.241cm"/>
          <style:tab-stop style:position="7.488cm"/>
          <style:tab-stop style:position="7.62cm"/>
          <style:tab-stop style:position="8.737cm"/>
          <style:tab-stop style:position="9.984cm"/>
          <style:tab-stop style:position="10.16cm"/>
          <style:tab-stop style:position="11.232cm"/>
          <style:tab-stop style:position="12.48cm"/>
          <style:tab-stop style:position="12.7cm"/>
          <style:tab-stop style:position="13.727cm"/>
          <style:tab-stop style:position="14.975cm"/>
          <style:tab-stop style:position="15.24cm"/>
          <style:tab-stop style:position="16.222cm"/>
          <style:tab-stop style:position="17.471cm"/>
          <style:tab-stop style:position="17.78cm"/>
          <style:tab-stop style:position="18.718cm"/>
          <style:tab-stop style:position="19.967cm"/>
          <style:tab-stop style:position="20.32cm"/>
          <style:tab-stop style:position="21.214cm"/>
          <style:tab-stop style:position="22.463cm"/>
          <style:tab-stop style:position="22.86cm"/>
          <style:tab-stop style:position="23.71cm"/>
          <style:tab-stop style:position="24.959cm"/>
          <style:tab-stop style:position="25.4cm"/>
          <style:tab-stop style:position="27.94cm"/>
          <style:tab-stop style:position="28.704cm"/>
          <style:tab-stop style:position="29.951cm"/>
        </style:tab-stops>
      </style:paragraph-properties>
      <style:text-properties style:font-name="Liberation Serif" fo:font-size="14pt" style:font-size-asian="14pt" style:font-size-complex="14pt"/>
    </style:style>
    <style:style style:name="P32" style:family="paragraph" style:parent-style-name="Estilo_20_padrão_20_de_20_desenho">
      <style:paragraph-properties fo:margin-left="0cm" fo:margin-right="0cm" fo:margin-top="0.198cm" fo:margin-bottom="0.021cm" style:contextual-spacing="false" fo:line-height="80%" fo:text-indent="0cm" style:auto-text-indent="false">
        <style:tab-stops>
          <style:tab-stop style:position="0cm"/>
          <style:tab-stop style:position="1.249cm"/>
          <style:tab-stop style:position="2.496cm"/>
          <style:tab-stop style:position="2.54cm"/>
          <style:tab-stop style:position="3.745cm"/>
          <style:tab-stop style:position="4.992cm"/>
          <style:tab-stop style:position="5.08cm"/>
          <style:tab-stop style:position="6.241cm"/>
          <style:tab-stop style:position="7.488cm"/>
          <style:tab-stop style:position="7.62cm"/>
          <style:tab-stop style:position="8.737cm"/>
          <style:tab-stop style:position="9.984cm"/>
          <style:tab-stop style:position="10.16cm"/>
          <style:tab-stop style:position="11.232cm"/>
          <style:tab-stop style:position="12.48cm"/>
          <style:tab-stop style:position="12.7cm"/>
          <style:tab-stop style:position="13.727cm"/>
          <style:tab-stop style:position="14.975cm"/>
          <style:tab-stop style:position="15.24cm"/>
          <style:tab-stop style:position="16.222cm"/>
          <style:tab-stop style:position="17.471cm"/>
          <style:tab-stop style:position="17.78cm"/>
          <style:tab-stop style:position="18.718cm"/>
          <style:tab-stop style:position="19.967cm"/>
          <style:tab-stop style:position="20.32cm"/>
          <style:tab-stop style:position="21.214cm"/>
          <style:tab-stop style:position="22.463cm"/>
          <style:tab-stop style:position="22.86cm"/>
          <style:tab-stop style:position="23.71cm"/>
          <style:tab-stop style:position="24.959cm"/>
          <style:tab-stop style:position="25.4cm"/>
          <style:tab-stop style:position="27.94cm"/>
          <style:tab-stop style:position="28.704cm"/>
          <style:tab-stop style:position="29.951cm"/>
        </style:tab-stops>
      </style:paragraph-properties>
      <style:text-properties style:font-name="Liberation Serif" fo:font-size="14pt" style:font-size-asian="14pt" style:font-size-complex="14pt"/>
    </style:style>
    <style:style style:name="P33" style:family="paragraph" style:parent-style-name="Estilo_20_padrão_20_de_20_desenho">
      <style:paragraph-properties fo:margin-left="0cm" fo:margin-right="0cm" fo:margin-top="0.198cm" fo:margin-bottom="0.021cm" style:contextual-spacing="false" fo:line-height="80%" fo:text-indent="0cm" style:auto-text-indent="false">
        <style:tab-stops>
          <style:tab-stop style:position="0cm"/>
          <style:tab-stop style:position="1.249cm"/>
          <style:tab-stop style:position="2.496cm"/>
          <style:tab-stop style:position="2.54cm"/>
          <style:tab-stop style:position="3.745cm"/>
          <style:tab-stop style:position="4.992cm"/>
          <style:tab-stop style:position="5.08cm"/>
          <style:tab-stop style:position="6.241cm"/>
          <style:tab-stop style:position="7.488cm"/>
          <style:tab-stop style:position="7.62cm"/>
          <style:tab-stop style:position="8.737cm"/>
          <style:tab-stop style:position="9.984cm"/>
          <style:tab-stop style:position="10.16cm"/>
          <style:tab-stop style:position="11.232cm"/>
          <style:tab-stop style:position="12.48cm"/>
          <style:tab-stop style:position="12.7cm"/>
          <style:tab-stop style:position="13.727cm"/>
          <style:tab-stop style:position="14.975cm"/>
          <style:tab-stop style:position="15.24cm"/>
          <style:tab-stop style:position="16.222cm"/>
          <style:tab-stop style:position="17.471cm"/>
          <style:tab-stop style:position="17.78cm"/>
          <style:tab-stop style:position="18.718cm"/>
          <style:tab-stop style:position="19.967cm"/>
          <style:tab-stop style:position="20.32cm"/>
          <style:tab-stop style:position="21.214cm"/>
          <style:tab-stop style:position="22.463cm"/>
          <style:tab-stop style:position="22.86cm"/>
          <style:tab-stop style:position="23.71cm"/>
          <style:tab-stop style:position="24.959cm"/>
          <style:tab-stop style:position="25.4cm"/>
          <style:tab-stop style:position="27.94cm"/>
          <style:tab-stop style:position="28.704cm"/>
          <style:tab-stop style:position="29.951cm"/>
        </style:tab-stops>
      </style:paragraph-properties>
      <style:text-properties style:font-name="Liberation Serif"/>
    </style:style>
    <style:style style:name="P34" style:family="paragraph" style:parent-style-name="Estilo_20_padrão_20_de_20_desenho" style:list-style-name="WW8Num3">
      <style:paragraph-properties fo:margin-top="0.198cm" fo:margin-bottom="0.021cm" style:contextual-spacing="false" fo:line-height="80%">
        <style:tab-stops>
          <style:tab-stop style:position="0cm"/>
          <style:tab-stop style:position="1.249cm"/>
          <style:tab-stop style:position="2.496cm"/>
          <style:tab-stop style:position="2.54cm"/>
          <style:tab-stop style:position="3.745cm"/>
          <style:tab-stop style:position="4.992cm"/>
          <style:tab-stop style:position="5.08cm"/>
          <style:tab-stop style:position="6.241cm"/>
          <style:tab-stop style:position="7.488cm"/>
          <style:tab-stop style:position="7.62cm"/>
          <style:tab-stop style:position="8.737cm"/>
          <style:tab-stop style:position="9.984cm"/>
          <style:tab-stop style:position="10.16cm"/>
          <style:tab-stop style:position="11.232cm"/>
          <style:tab-stop style:position="12.48cm"/>
          <style:tab-stop style:position="12.7cm"/>
          <style:tab-stop style:position="13.727cm"/>
          <style:tab-stop style:position="14.975cm"/>
          <style:tab-stop style:position="15.24cm"/>
          <style:tab-stop style:position="16.222cm"/>
          <style:tab-stop style:position="17.471cm"/>
          <style:tab-stop style:position="17.78cm"/>
          <style:tab-stop style:position="18.718cm"/>
          <style:tab-stop style:position="19.967cm"/>
          <style:tab-stop style:position="20.32cm"/>
          <style:tab-stop style:position="21.214cm"/>
          <style:tab-stop style:position="22.463cm"/>
          <style:tab-stop style:position="22.86cm"/>
          <style:tab-stop style:position="23.71cm"/>
          <style:tab-stop style:position="24.959cm"/>
          <style:tab-stop style:position="25.4cm"/>
          <style:tab-stop style:position="27.94cm"/>
          <style:tab-stop style:position="28.704cm"/>
          <style:tab-stop style:position="29.951cm"/>
        </style:tab-stops>
      </style:paragraph-properties>
    </style:style>
    <style:style style:name="P35" style:family="paragraph" style:parent-style-name="Estilo_20_padrão_20_de_20_desenho" style:list-style-name="L4">
      <style:paragraph-properties fo:margin-top="0.198cm" fo:margin-bottom="0.021cm" style:contextual-spacing="false" fo:line-height="80%">
        <style:tab-stops>
          <style:tab-stop style:position="0cm"/>
          <style:tab-stop style:position="1.249cm"/>
          <style:tab-stop style:position="2.496cm"/>
          <style:tab-stop style:position="2.54cm"/>
          <style:tab-stop style:position="3.745cm"/>
          <style:tab-stop style:position="4.992cm"/>
          <style:tab-stop style:position="5.08cm"/>
          <style:tab-stop style:position="6.241cm"/>
          <style:tab-stop style:position="7.488cm"/>
          <style:tab-stop style:position="7.62cm"/>
          <style:tab-stop style:position="8.737cm"/>
          <style:tab-stop style:position="9.984cm"/>
          <style:tab-stop style:position="10.16cm"/>
          <style:tab-stop style:position="11.232cm"/>
          <style:tab-stop style:position="12.48cm"/>
          <style:tab-stop style:position="12.7cm"/>
          <style:tab-stop style:position="13.727cm"/>
          <style:tab-stop style:position="14.975cm"/>
          <style:tab-stop style:position="15.24cm"/>
          <style:tab-stop style:position="16.222cm"/>
          <style:tab-stop style:position="17.471cm"/>
          <style:tab-stop style:position="17.78cm"/>
          <style:tab-stop style:position="18.718cm"/>
          <style:tab-stop style:position="19.967cm"/>
          <style:tab-stop style:position="20.32cm"/>
          <style:tab-stop style:position="21.214cm"/>
          <style:tab-stop style:position="22.463cm"/>
          <style:tab-stop style:position="22.86cm"/>
          <style:tab-stop style:position="23.71cm"/>
          <style:tab-stop style:position="24.959cm"/>
          <style:tab-stop style:position="25.4cm"/>
          <style:tab-stop style:position="27.94cm"/>
          <style:tab-stop style:position="28.704cm"/>
          <style:tab-stop style:position="29.951cm"/>
        </style:tab-stops>
      </style:paragraph-properties>
      <style:text-properties officeooo:paragraph-rsid="0014c942"/>
    </style:style>
    <style:style style:name="P36" style:family="paragraph" style:parent-style-name="Estilo_20_padrão_20_de_20_desenho">
      <style:paragraph-properties fo:margin-left="0cm" fo:margin-right="0cm" fo:margin-top="0.198cm" fo:margin-bottom="0.021cm" style:contextual-spacing="false" fo:line-height="80%" fo:text-indent="0cm" style:auto-text-indent="false">
        <style:tab-stops>
          <style:tab-stop style:position="0cm"/>
          <style:tab-stop style:position="1.249cm"/>
          <style:tab-stop style:position="2.496cm"/>
          <style:tab-stop style:position="2.54cm"/>
          <style:tab-stop style:position="3.745cm"/>
          <style:tab-stop style:position="4.992cm"/>
          <style:tab-stop style:position="5.08cm"/>
          <style:tab-stop style:position="6.241cm"/>
          <style:tab-stop style:position="7.488cm"/>
          <style:tab-stop style:position="7.62cm"/>
          <style:tab-stop style:position="8.737cm"/>
          <style:tab-stop style:position="9.984cm"/>
          <style:tab-stop style:position="10.16cm"/>
          <style:tab-stop style:position="11.232cm"/>
          <style:tab-stop style:position="12.48cm"/>
          <style:tab-stop style:position="12.7cm"/>
          <style:tab-stop style:position="13.727cm"/>
          <style:tab-stop style:position="14.975cm"/>
          <style:tab-stop style:position="15.24cm"/>
          <style:tab-stop style:position="16.222cm"/>
          <style:tab-stop style:position="17.471cm"/>
          <style:tab-stop style:position="17.78cm"/>
          <style:tab-stop style:position="18.718cm"/>
          <style:tab-stop style:position="19.967cm"/>
          <style:tab-stop style:position="20.32cm"/>
          <style:tab-stop style:position="21.214cm"/>
          <style:tab-stop style:position="22.463cm"/>
          <style:tab-stop style:position="22.86cm"/>
          <style:tab-stop style:position="23.71cm"/>
          <style:tab-stop style:position="24.959cm"/>
          <style:tab-stop style:position="25.4cm"/>
          <style:tab-stop style:position="27.94cm"/>
          <style:tab-stop style:position="28.704cm"/>
          <style:tab-stop style:position="29.951cm"/>
        </style:tab-stops>
      </style:paragraph-properties>
      <style:text-properties officeooo:paragraph-rsid="0014c2e3"/>
    </style:style>
    <style:style style:name="P37" style:family="paragraph" style:parent-style-name="Estilo_20_padrão_20_de_20_desenho">
      <style:paragraph-properties fo:margin-left="0cm" fo:margin-right="0cm" fo:margin-top="0.198cm" fo:margin-bottom="0.021cm" style:contextual-spacing="false" fo:line-height="80%" fo:text-indent="0cm" style:auto-text-indent="false">
        <style:tab-stops>
          <style:tab-stop style:position="0cm"/>
          <style:tab-stop style:position="1.249cm"/>
          <style:tab-stop style:position="2.496cm"/>
          <style:tab-stop style:position="2.54cm"/>
          <style:tab-stop style:position="3.745cm"/>
          <style:tab-stop style:position="4.992cm"/>
          <style:tab-stop style:position="5.08cm"/>
          <style:tab-stop style:position="6.241cm"/>
          <style:tab-stop style:position="7.488cm"/>
          <style:tab-stop style:position="7.62cm"/>
          <style:tab-stop style:position="8.737cm"/>
          <style:tab-stop style:position="9.984cm"/>
          <style:tab-stop style:position="10.16cm"/>
          <style:tab-stop style:position="11.232cm"/>
          <style:tab-stop style:position="12.48cm"/>
          <style:tab-stop style:position="12.7cm"/>
          <style:tab-stop style:position="13.727cm"/>
          <style:tab-stop style:position="14.975cm"/>
          <style:tab-stop style:position="15.24cm"/>
          <style:tab-stop style:position="16.222cm"/>
          <style:tab-stop style:position="17.471cm"/>
          <style:tab-stop style:position="17.78cm"/>
          <style:tab-stop style:position="18.718cm"/>
          <style:tab-stop style:position="19.967cm"/>
          <style:tab-stop style:position="20.32cm"/>
          <style:tab-stop style:position="21.214cm"/>
          <style:tab-stop style:position="22.463cm"/>
          <style:tab-stop style:position="22.86cm"/>
          <style:tab-stop style:position="23.71cm"/>
          <style:tab-stop style:position="24.959cm"/>
          <style:tab-stop style:position="25.4cm"/>
          <style:tab-stop style:position="27.94cm"/>
          <style:tab-stop style:position="28.704cm"/>
          <style:tab-stop style:position="29.951cm"/>
        </style:tab-stops>
      </style:paragraph-properties>
      <style:text-properties officeooo:paragraph-rsid="0014c942"/>
    </style:style>
    <style:style style:name="P38" style:family="paragraph" style:parent-style-name="Estilo_20_padrão_20_de_20_desenho" style:list-style-name="L15">
      <style:paragraph-properties fo:margin-top="0.198cm" fo:margin-bottom="0.021cm" style:contextual-spacing="false" fo:line-height="80%">
        <style:tab-stops>
          <style:tab-stop style:position="0cm"/>
          <style:tab-stop style:position="1.249cm"/>
          <style:tab-stop style:position="2.496cm"/>
          <style:tab-stop style:position="2.54cm"/>
          <style:tab-stop style:position="3.745cm"/>
          <style:tab-stop style:position="4.992cm"/>
          <style:tab-stop style:position="5.08cm"/>
          <style:tab-stop style:position="6.241cm"/>
          <style:tab-stop style:position="7.488cm"/>
          <style:tab-stop style:position="7.62cm"/>
          <style:tab-stop style:position="8.737cm"/>
          <style:tab-stop style:position="9.984cm"/>
          <style:tab-stop style:position="10.16cm"/>
          <style:tab-stop style:position="11.232cm"/>
          <style:tab-stop style:position="12.48cm"/>
          <style:tab-stop style:position="12.7cm"/>
          <style:tab-stop style:position="13.727cm"/>
          <style:tab-stop style:position="14.975cm"/>
          <style:tab-stop style:position="15.24cm"/>
          <style:tab-stop style:position="16.222cm"/>
          <style:tab-stop style:position="17.471cm"/>
          <style:tab-stop style:position="17.78cm"/>
          <style:tab-stop style:position="18.718cm"/>
          <style:tab-stop style:position="19.967cm"/>
          <style:tab-stop style:position="20.32cm"/>
          <style:tab-stop style:position="21.214cm"/>
          <style:tab-stop style:position="22.463cm"/>
          <style:tab-stop style:position="22.86cm"/>
          <style:tab-stop style:position="23.71cm"/>
          <style:tab-stop style:position="24.959cm"/>
          <style:tab-stop style:position="25.4cm"/>
          <style:tab-stop style:position="27.94cm"/>
          <style:tab-stop style:position="28.704cm"/>
          <style:tab-stop style:position="29.951cm"/>
        </style:tab-stops>
      </style:paragraph-properties>
      <style:text-properties officeooo:paragraph-rsid="0014c942"/>
    </style:style>
    <style:style style:name="P39" style:family="paragraph" style:parent-style-name="Estilo_20_padrão_20_de_20_desenho">
      <loext:graphic-properties draw:fill="none"/>
      <style:paragraph-properties fo:margin-left="0.6cm" fo:margin-right="0cm" fo:margin-top="0.198cm" fo:margin-bottom="0.021cm" style:contextual-spacing="false" fo:line-height="80%" fo:text-align="start" style:justify-single-word="false" fo:text-indent="-0.6cm" style:auto-text-indent="false" fo:background-color="transparent" style:writing-mode="lr-tb">
        <style:tab-stops>
          <style:tab-stop style:position="0cm"/>
          <style:tab-stop style:position="1.249cm"/>
          <style:tab-stop style:position="2.496cm"/>
          <style:tab-stop style:position="2.54cm"/>
          <style:tab-stop style:position="3.745cm"/>
          <style:tab-stop style:position="4.992cm"/>
          <style:tab-stop style:position="5.08cm"/>
          <style:tab-stop style:position="6.241cm"/>
          <style:tab-stop style:position="7.488cm"/>
          <style:tab-stop style:position="7.62cm"/>
          <style:tab-stop style:position="8.737cm"/>
          <style:tab-stop style:position="9.984cm"/>
          <style:tab-stop style:position="10.16cm"/>
          <style:tab-stop style:position="11.232cm"/>
          <style:tab-stop style:position="12.48cm"/>
          <style:tab-stop style:position="12.7cm"/>
          <style:tab-stop style:position="13.727cm"/>
          <style:tab-stop style:position="14.975cm"/>
          <style:tab-stop style:position="15.24cm"/>
          <style:tab-stop style:position="16.222cm"/>
          <style:tab-stop style:position="17.471cm"/>
          <style:tab-stop style:position="17.78cm"/>
          <style:tab-stop style:position="18.718cm"/>
          <style:tab-stop style:position="19.967cm"/>
          <style:tab-stop style:position="20.32cm"/>
          <style:tab-stop style:position="21.214cm"/>
          <style:tab-stop style:position="22.463cm"/>
          <style:tab-stop style:position="22.86cm"/>
          <style:tab-stop style:position="23.71cm"/>
          <style:tab-stop style:position="24.959cm"/>
          <style:tab-stop style:position="25.4cm"/>
          <style:tab-stop style:position="27.94cm"/>
          <style:tab-stop style:position="28.704cm"/>
          <style:tab-stop style:position="29.951cm"/>
        </style:tab-stops>
      </style:paragraph-properties>
      <style:text-properties officeooo:paragraph-rsid="0011196c"/>
    </style:style>
    <style:style style:name="P40" style:family="paragraph" style:parent-style-name="Estilo_20_padrão_20_de_20_desenho" style:master-page-name="">
      <loext:graphic-properties draw:fill="none"/>
      <style:paragraph-properties fo:margin-left="0.6cm" fo:margin-right="0cm" fo:margin-top="0.198cm" fo:margin-bottom="0.021cm" style:contextual-spacing="false" fo:line-height="80%" fo:text-align="start" style:justify-single-word="false" fo:text-indent="-0.6cm" style:auto-text-indent="false" style:page-number="auto" fo:background-color="transparent" style:writing-mode="lr-tb">
        <style:tab-stops>
          <style:tab-stop style:position="0cm"/>
          <style:tab-stop style:position="1.249cm"/>
          <style:tab-stop style:position="2.496cm"/>
          <style:tab-stop style:position="2.54cm"/>
          <style:tab-stop style:position="3.745cm"/>
          <style:tab-stop style:position="4.992cm"/>
          <style:tab-stop style:position="5.08cm"/>
          <style:tab-stop style:position="6.241cm"/>
          <style:tab-stop style:position="7.488cm"/>
          <style:tab-stop style:position="7.62cm"/>
          <style:tab-stop style:position="8.737cm"/>
          <style:tab-stop style:position="9.984cm"/>
          <style:tab-stop style:position="10.16cm"/>
          <style:tab-stop style:position="11.232cm"/>
          <style:tab-stop style:position="12.48cm"/>
          <style:tab-stop style:position="12.7cm"/>
          <style:tab-stop style:position="13.727cm"/>
          <style:tab-stop style:position="14.975cm"/>
          <style:tab-stop style:position="15.24cm"/>
          <style:tab-stop style:position="16.222cm"/>
          <style:tab-stop style:position="17.471cm"/>
          <style:tab-stop style:position="17.78cm"/>
          <style:tab-stop style:position="18.718cm"/>
          <style:tab-stop style:position="19.967cm"/>
          <style:tab-stop style:position="20.32cm"/>
          <style:tab-stop style:position="21.214cm"/>
          <style:tab-stop style:position="22.463cm"/>
          <style:tab-stop style:position="22.86cm"/>
          <style:tab-stop style:position="23.71cm"/>
          <style:tab-stop style:position="24.959cm"/>
          <style:tab-stop style:position="25.4cm"/>
          <style:tab-stop style:position="27.94cm"/>
          <style:tab-stop style:position="28.704cm"/>
          <style:tab-stop style:position="29.951cm"/>
        </style:tab-stops>
      </style:paragraph-properties>
      <style:text-properties officeooo:paragraph-rsid="0011196c"/>
    </style:style>
    <style:style style:name="P41" style:family="paragraph" style:parent-style-name="Estilo_20_padrão_20_de_20_desenho">
      <loext:graphic-properties draw:fill="none"/>
      <style:paragraph-properties fo:margin-left="0.6cm" fo:margin-right="0cm" fo:margin-top="0.198cm" fo:margin-bottom="0.021cm" style:contextual-spacing="false" fo:line-height="80%" fo:text-align="start" style:justify-single-word="false" fo:text-indent="0cm" style:auto-text-indent="false" fo:background-color="transparent" style:writing-mode="lr-tb">
        <style:tab-stops>
          <style:tab-stop style:position="0cm"/>
          <style:tab-stop style:position="1.249cm"/>
          <style:tab-stop style:position="2.496cm"/>
          <style:tab-stop style:position="2.54cm"/>
          <style:tab-stop style:position="3.745cm"/>
          <style:tab-stop style:position="4.992cm"/>
          <style:tab-stop style:position="5.08cm"/>
          <style:tab-stop style:position="6.241cm"/>
          <style:tab-stop style:position="7.488cm"/>
          <style:tab-stop style:position="7.62cm"/>
          <style:tab-stop style:position="8.737cm"/>
          <style:tab-stop style:position="9.984cm"/>
          <style:tab-stop style:position="10.16cm"/>
          <style:tab-stop style:position="11.232cm"/>
          <style:tab-stop style:position="12.48cm"/>
          <style:tab-stop style:position="12.7cm"/>
          <style:tab-stop style:position="13.727cm"/>
          <style:tab-stop style:position="14.975cm"/>
          <style:tab-stop style:position="15.24cm"/>
          <style:tab-stop style:position="16.222cm"/>
          <style:tab-stop style:position="17.471cm"/>
          <style:tab-stop style:position="17.78cm"/>
          <style:tab-stop style:position="18.718cm"/>
          <style:tab-stop style:position="19.967cm"/>
          <style:tab-stop style:position="20.32cm"/>
          <style:tab-stop style:position="21.214cm"/>
          <style:tab-stop style:position="22.463cm"/>
          <style:tab-stop style:position="22.86cm"/>
          <style:tab-stop style:position="23.71cm"/>
          <style:tab-stop style:position="24.959cm"/>
          <style:tab-stop style:position="25.4cm"/>
          <style:tab-stop style:position="27.94cm"/>
          <style:tab-stop style:position="28.704cm"/>
          <style:tab-stop style:position="29.951cm"/>
        </style:tab-stops>
      </style:paragraph-properties>
      <style:text-properties officeooo:paragraph-rsid="0011196c"/>
    </style:style>
    <style:style style:name="P42" style:family="paragraph" style:parent-style-name="Estilo_20_padrão_20_de_20_desenho" style:list-style-name="L3">
      <style:paragraph-properties fo:margin-top="0.198cm" fo:margin-bottom="0.021cm" style:contextual-spacing="false" fo:line-height="80%">
        <style:tab-stops>
          <style:tab-stop style:position="0cm"/>
          <style:tab-stop style:position="1.249cm"/>
          <style:tab-stop style:position="2.496cm"/>
          <style:tab-stop style:position="2.54cm"/>
          <style:tab-stop style:position="3.745cm"/>
          <style:tab-stop style:position="4.992cm"/>
          <style:tab-stop style:position="5.08cm"/>
          <style:tab-stop style:position="6.241cm"/>
          <style:tab-stop style:position="7.488cm"/>
          <style:tab-stop style:position="7.62cm"/>
          <style:tab-stop style:position="8.737cm"/>
          <style:tab-stop style:position="9.984cm"/>
          <style:tab-stop style:position="10.16cm"/>
          <style:tab-stop style:position="11.232cm"/>
          <style:tab-stop style:position="12.48cm"/>
          <style:tab-stop style:position="12.7cm"/>
          <style:tab-stop style:position="13.727cm"/>
          <style:tab-stop style:position="14.975cm"/>
          <style:tab-stop style:position="15.24cm"/>
          <style:tab-stop style:position="16.222cm"/>
          <style:tab-stop style:position="17.471cm"/>
          <style:tab-stop style:position="17.78cm"/>
          <style:tab-stop style:position="18.718cm"/>
          <style:tab-stop style:position="19.967cm"/>
          <style:tab-stop style:position="20.32cm"/>
          <style:tab-stop style:position="21.214cm"/>
          <style:tab-stop style:position="22.463cm"/>
          <style:tab-stop style:position="22.86cm"/>
          <style:tab-stop style:position="23.71cm"/>
          <style:tab-stop style:position="24.959cm"/>
          <style:tab-stop style:position="25.4cm"/>
          <style:tab-stop style:position="27.94cm"/>
          <style:tab-stop style:position="28.704cm"/>
          <style:tab-stop style:position="29.951cm"/>
        </style:tab-stops>
      </style:paragraph-properties>
      <style:text-properties fo:font-size="12pt" officeooo:paragraph-rsid="0014c942" style:font-size-asian="12pt" style:font-size-complex="12pt"/>
    </style:style>
    <style:style style:name="P43" style:family="paragraph" style:parent-style-name="Estilo_20_padrão_20_de_20_desenho">
      <style:paragraph-properties fo:margin-left="0cm" fo:margin-right="0cm" fo:margin-top="0.198cm" fo:margin-bottom="0.021cm" style:contextual-spacing="false" fo:line-height="90%" fo:text-indent="0cm" style:auto-text-indent="false">
        <style:tab-stops>
          <style:tab-stop style:position="0cm"/>
          <style:tab-stop style:position="1.249cm"/>
          <style:tab-stop style:position="2.496cm"/>
          <style:tab-stop style:position="2.54cm"/>
          <style:tab-stop style:position="3.745cm"/>
          <style:tab-stop style:position="4.992cm"/>
          <style:tab-stop style:position="5.08cm"/>
          <style:tab-stop style:position="6.241cm"/>
          <style:tab-stop style:position="7.488cm"/>
          <style:tab-stop style:position="7.62cm"/>
          <style:tab-stop style:position="8.737cm"/>
          <style:tab-stop style:position="9.984cm"/>
          <style:tab-stop style:position="10.16cm"/>
          <style:tab-stop style:position="11.232cm"/>
          <style:tab-stop style:position="12.48cm"/>
          <style:tab-stop style:position="12.7cm"/>
          <style:tab-stop style:position="13.727cm"/>
          <style:tab-stop style:position="14.975cm"/>
          <style:tab-stop style:position="15.24cm"/>
          <style:tab-stop style:position="16.222cm"/>
          <style:tab-stop style:position="17.471cm"/>
          <style:tab-stop style:position="17.78cm"/>
          <style:tab-stop style:position="18.718cm"/>
          <style:tab-stop style:position="19.967cm"/>
          <style:tab-stop style:position="20.32cm"/>
          <style:tab-stop style:position="21.214cm"/>
          <style:tab-stop style:position="22.463cm"/>
          <style:tab-stop style:position="22.86cm"/>
          <style:tab-stop style:position="23.71cm"/>
          <style:tab-stop style:position="24.959cm"/>
          <style:tab-stop style:position="25.4cm"/>
          <style:tab-stop style:position="27.94cm"/>
          <style:tab-stop style:position="28.704cm"/>
          <style:tab-stop style:position="29.951cm"/>
        </style:tab-stops>
      </style:paragraph-properties>
      <style:text-properties officeooo:paragraph-rsid="0015edbf"/>
    </style:style>
    <style:style style:name="P44" style:family="paragraph" style:parent-style-name="Estilo_20_padrão_20_de_20_desenho" style:list-style-name="WW8Num3">
      <style:paragraph-properties fo:text-align="justify" style:justify-single-word="false" style:text-autospace="none"/>
      <style:text-properties fo:font-size="14pt" officeooo:paragraph-rsid="00144fa7" style:font-size-asian="14pt" style:font-size-complex="14pt"/>
    </style:style>
    <style:style style:name="P45" style:family="paragraph" style:parent-style-name="Estilo_20_padrão_20_de_20_desenho">
      <style:paragraph-properties fo:margin-left="0cm" fo:margin-right="0cm" fo:margin-top="0.198cm" fo:margin-bottom="0.021cm" style:contextual-spacing="false" fo:line-height="80%" fo:text-indent="0cm" style:auto-text-indent="false">
        <style:tab-stops>
          <style:tab-stop style:position="0cm"/>
          <style:tab-stop style:position="1.249cm"/>
          <style:tab-stop style:position="2.496cm"/>
          <style:tab-stop style:position="2.54cm"/>
          <style:tab-stop style:position="3.745cm"/>
          <style:tab-stop style:position="4.992cm"/>
          <style:tab-stop style:position="5.08cm"/>
          <style:tab-stop style:position="6.241cm"/>
          <style:tab-stop style:position="7.488cm"/>
          <style:tab-stop style:position="7.62cm"/>
          <style:tab-stop style:position="8.737cm"/>
          <style:tab-stop style:position="9.984cm"/>
          <style:tab-stop style:position="10.16cm"/>
          <style:tab-stop style:position="11.232cm"/>
          <style:tab-stop style:position="12.48cm"/>
          <style:tab-stop style:position="12.7cm"/>
          <style:tab-stop style:position="13.727cm"/>
          <style:tab-stop style:position="14.975cm"/>
          <style:tab-stop style:position="15.24cm"/>
          <style:tab-stop style:position="16.222cm"/>
          <style:tab-stop style:position="17.471cm"/>
          <style:tab-stop style:position="17.78cm"/>
          <style:tab-stop style:position="18.718cm"/>
          <style:tab-stop style:position="19.967cm"/>
          <style:tab-stop style:position="20.32cm"/>
          <style:tab-stop style:position="21.214cm"/>
          <style:tab-stop style:position="22.463cm"/>
          <style:tab-stop style:position="22.86cm"/>
          <style:tab-stop style:position="23.71cm"/>
          <style:tab-stop style:position="24.959cm"/>
          <style:tab-stop style:position="25.4cm"/>
          <style:tab-stop style:position="27.94cm"/>
          <style:tab-stop style:position="28.704cm"/>
          <style:tab-stop style:position="29.951cm"/>
        </style:tab-stops>
      </style:paragraph-properties>
      <style:text-properties fo:font-size="14pt" officeooo:paragraph-rsid="0015edbf" style:font-size-asian="14pt" style:font-size-complex="14pt"/>
    </style:style>
    <style:style style:name="P46" style:family="paragraph" style:parent-style-name="Standard" style:list-style-name="" style:master-page-name="">
      <loext:graphic-properties draw:fill="none"/>
      <style:paragraph-properties fo:margin-left="-0.101cm" fo:margin-right="0cm" fo:text-align="center" style:justify-single-word="false" fo:text-indent="0cm" style:auto-text-indent="false" style:page-number="auto" fo:background-color="transparent"/>
      <style:text-properties fo:font-size="13pt" fo:language="pt" fo:country="BR" officeooo:rsid="000f9576" officeooo:paragraph-rsid="000f9576" style:font-size-asian="13pt" style:font-size-complex="13pt"/>
    </style:style>
    <style:style style:name="P47" style:family="paragraph" style:parent-style-name="Standard" style:list-style-name="">
      <style:paragraph-properties fo:margin-left="0cm" fo:margin-right="0cm" fo:text-align="center" style:justify-single-word="false" fo:text-indent="0cm" style:auto-text-indent="false"/>
      <style:text-properties fo:font-size="13pt" fo:language="pt" fo:country="BR" officeooo:rsid="000f9576" officeooo:paragraph-rsid="000f9576" style:font-size-asian="13pt" style:font-size-complex="13pt"/>
    </style:style>
    <style:style style:name="P48" style:family="paragraph" style:parent-style-name="Standard">
      <style:paragraph-properties fo:text-align="center" style:justify-single-word="false"/>
      <style:text-properties fo:font-size="13pt" fo:language="pt" fo:country="BR" officeooo:rsid="0011196c" officeooo:paragraph-rsid="0011196c" style:font-size-asian="13pt" style:font-size-complex="13pt"/>
    </style:style>
    <style:style style:name="P49" style:family="paragraph" style:parent-style-name="Standard" style:list-style-name="">
      <style:paragraph-properties fo:margin-left="0cm" fo:margin-right="0cm" fo:text-align="center" style:justify-single-word="false" fo:text-indent="0cm" style:auto-text-indent="false"/>
      <style:text-properties fo:font-size="13pt" fo:language="pt" fo:country="BR" fo:font-style="normal" officeooo:paragraph-rsid="000dc4b4" style:font-size-asian="13pt" style:font-style-asian="normal" style:font-size-complex="13pt" style:font-style-complex="normal"/>
    </style:style>
    <style:style style:name="P50" style:family="paragraph" style:parent-style-name="Standard">
      <style:paragraph-properties fo:margin-left="0.953cm" fo:margin-right="0cm" fo:margin-top="0.198cm" fo:margin-bottom="0.021cm" style:contextual-spacing="false" fo:line-height="80%" fo:text-indent="-0.953cm" style:auto-text-indent="false">
        <style:tab-stops>
          <style:tab-stop style:position="0cm"/>
          <style:tab-stop style:position="1.249cm"/>
          <style:tab-stop style:position="2.496cm"/>
          <style:tab-stop style:position="2.54cm"/>
          <style:tab-stop style:position="3.745cm"/>
          <style:tab-stop style:position="4.992cm"/>
          <style:tab-stop style:position="5.08cm"/>
          <style:tab-stop style:position="6.241cm"/>
          <style:tab-stop style:position="7.488cm"/>
          <style:tab-stop style:position="7.62cm"/>
          <style:tab-stop style:position="8.737cm"/>
          <style:tab-stop style:position="9.984cm"/>
          <style:tab-stop style:position="10.16cm"/>
          <style:tab-stop style:position="11.232cm"/>
          <style:tab-stop style:position="12.48cm"/>
          <style:tab-stop style:position="12.7cm"/>
          <style:tab-stop style:position="13.727cm"/>
          <style:tab-stop style:position="14.975cm"/>
          <style:tab-stop style:position="15.24cm"/>
          <style:tab-stop style:position="16.222cm"/>
          <style:tab-stop style:position="17.471cm"/>
          <style:tab-stop style:position="17.78cm"/>
          <style:tab-stop style:position="18.718cm"/>
          <style:tab-stop style:position="19.967cm"/>
          <style:tab-stop style:position="20.32cm"/>
          <style:tab-stop style:position="21.214cm"/>
          <style:tab-stop style:position="22.463cm"/>
          <style:tab-stop style:position="22.86cm"/>
          <style:tab-stop style:position="23.71cm"/>
          <style:tab-stop style:position="24.959cm"/>
          <style:tab-stop style:position="25.4cm"/>
          <style:tab-stop style:position="27.94cm"/>
          <style:tab-stop style:position="28.704cm"/>
          <style:tab-stop style:position="29.951cm"/>
        </style:tab-stops>
      </style:paragraph-properties>
      <style:text-properties style:font-name="Liberation Serif" fo:font-size="18pt" officeooo:rsid="0011196c" style:font-size-asian="18pt" style:font-size-complex="18pt"/>
    </style:style>
    <style:style style:name="P51" style:family="paragraph" style:parent-style-name="Text_20_body" style:list-style-name="WW8Num3">
      <style:paragraph-properties fo:margin-left="0cm" fo:margin-right="0cm" fo:margin-top="0.198cm" fo:margin-bottom="0.021cm" style:contextual-spacing="false" fo:line-height="80%" fo:text-align="justify" style:justify-single-word="false" fo:text-indent="0cm" style:auto-text-indent="false">
        <style:tab-stops>
          <style:tab-stop style:position="0cm"/>
          <style:tab-stop style:position="1.249cm"/>
          <style:tab-stop style:position="2.496cm"/>
          <style:tab-stop style:position="2.54cm"/>
          <style:tab-stop style:position="3.745cm"/>
          <style:tab-stop style:position="4.992cm"/>
          <style:tab-stop style:position="5.08cm"/>
          <style:tab-stop style:position="6.241cm"/>
          <style:tab-stop style:position="7.488cm"/>
          <style:tab-stop style:position="7.62cm"/>
          <style:tab-stop style:position="8.737cm"/>
          <style:tab-stop style:position="9.984cm"/>
          <style:tab-stop style:position="10.16cm"/>
          <style:tab-stop style:position="11.232cm"/>
          <style:tab-stop style:position="12.48cm"/>
          <style:tab-stop style:position="12.7cm"/>
          <style:tab-stop style:position="13.727cm"/>
          <style:tab-stop style:position="14.975cm"/>
          <style:tab-stop style:position="15.24cm"/>
          <style:tab-stop style:position="16.222cm"/>
          <style:tab-stop style:position="17.471cm"/>
          <style:tab-stop style:position="17.78cm"/>
          <style:tab-stop style:position="18.718cm"/>
          <style:tab-stop style:position="19.967cm"/>
          <style:tab-stop style:position="20.32cm"/>
          <style:tab-stop style:position="21.214cm"/>
          <style:tab-stop style:position="22.463cm"/>
          <style:tab-stop style:position="22.86cm"/>
          <style:tab-stop style:position="23.71cm"/>
          <style:tab-stop style:position="24.959cm"/>
          <style:tab-stop style:position="25.4cm"/>
          <style:tab-stop style:position="27.94cm"/>
          <style:tab-stop style:position="28.704cm"/>
          <style:tab-stop style:position="29.951cm"/>
        </style:tab-stops>
      </style:paragraph-properties>
      <style:text-properties style:font-name="Liberation Serif" fo:font-size="12pt" style:font-size-asian="12pt" style:font-size-complex="12pt"/>
    </style:style>
    <style:style style:name="P52" style:family="paragraph" style:parent-style-name="Text_20_body">
      <style:paragraph-properties fo:margin-top="0.198cm" fo:margin-bottom="0.021cm" style:contextual-spacing="false" fo:line-height="80%">
        <style:tab-stops>
          <style:tab-stop style:position="0cm"/>
          <style:tab-stop style:position="1.249cm"/>
          <style:tab-stop style:position="2.496cm"/>
          <style:tab-stop style:position="2.54cm"/>
          <style:tab-stop style:position="3.745cm"/>
          <style:tab-stop style:position="4.992cm"/>
          <style:tab-stop style:position="5.08cm"/>
          <style:tab-stop style:position="6.241cm"/>
          <style:tab-stop style:position="7.488cm"/>
          <style:tab-stop style:position="7.62cm"/>
          <style:tab-stop style:position="8.737cm"/>
          <style:tab-stop style:position="9.984cm"/>
          <style:tab-stop style:position="10.16cm"/>
          <style:tab-stop style:position="11.232cm"/>
          <style:tab-stop style:position="12.48cm"/>
          <style:tab-stop style:position="12.7cm"/>
          <style:tab-stop style:position="13.727cm"/>
          <style:tab-stop style:position="14.975cm"/>
          <style:tab-stop style:position="15.24cm"/>
          <style:tab-stop style:position="16.222cm"/>
          <style:tab-stop style:position="17.471cm"/>
          <style:tab-stop style:position="17.78cm"/>
          <style:tab-stop style:position="18.718cm"/>
          <style:tab-stop style:position="19.967cm"/>
          <style:tab-stop style:position="20.32cm"/>
          <style:tab-stop style:position="21.214cm"/>
          <style:tab-stop style:position="22.463cm"/>
          <style:tab-stop style:position="22.86cm"/>
          <style:tab-stop style:position="23.71cm"/>
          <style:tab-stop style:position="24.959cm"/>
          <style:tab-stop style:position="25.4cm"/>
          <style:tab-stop style:position="27.94cm"/>
          <style:tab-stop style:position="28.704cm"/>
          <style:tab-stop style:position="29.951cm"/>
        </style:tab-stops>
      </style:paragraph-properties>
      <style:text-properties style:font-name="Liberation Serif" fo:font-size="12pt" officeooo:paragraph-rsid="0014c2e3" style:font-size-asian="12pt" style:font-size-complex="12pt"/>
    </style:style>
    <style:style style:name="P53" style:family="paragraph" style:parent-style-name="Text_20_body">
      <style:paragraph-properties fo:margin-top="0.198cm" fo:margin-bottom="0.021cm" style:contextual-spacing="false" fo:line-height="80%">
        <style:tab-stops>
          <style:tab-stop style:position="0cm"/>
          <style:tab-stop style:position="1.249cm"/>
          <style:tab-stop style:position="2.496cm"/>
          <style:tab-stop style:position="2.54cm"/>
          <style:tab-stop style:position="3.745cm"/>
          <style:tab-stop style:position="4.992cm"/>
          <style:tab-stop style:position="5.08cm"/>
          <style:tab-stop style:position="6.241cm"/>
          <style:tab-stop style:position="7.488cm"/>
          <style:tab-stop style:position="7.62cm"/>
          <style:tab-stop style:position="8.737cm"/>
          <style:tab-stop style:position="9.984cm"/>
          <style:tab-stop style:position="10.16cm"/>
          <style:tab-stop style:position="11.232cm"/>
          <style:tab-stop style:position="12.48cm"/>
          <style:tab-stop style:position="12.7cm"/>
          <style:tab-stop style:position="13.727cm"/>
          <style:tab-stop style:position="14.975cm"/>
          <style:tab-stop style:position="15.24cm"/>
          <style:tab-stop style:position="16.222cm"/>
          <style:tab-stop style:position="17.471cm"/>
          <style:tab-stop style:position="17.78cm"/>
          <style:tab-stop style:position="18.718cm"/>
          <style:tab-stop style:position="19.967cm"/>
          <style:tab-stop style:position="20.32cm"/>
          <style:tab-stop style:position="21.214cm"/>
          <style:tab-stop style:position="22.463cm"/>
          <style:tab-stop style:position="22.86cm"/>
          <style:tab-stop style:position="23.71cm"/>
          <style:tab-stop style:position="24.959cm"/>
          <style:tab-stop style:position="25.4cm"/>
          <style:tab-stop style:position="27.94cm"/>
          <style:tab-stop style:position="28.704cm"/>
          <style:tab-stop style:position="29.951cm"/>
        </style:tab-stops>
      </style:paragraph-properties>
      <style:text-properties style:font-name="Liberation Serif" fo:font-size="12pt" style:font-size-asian="12pt" style:font-size-complex="12pt"/>
    </style:style>
    <style:style style:name="P54" style:family="paragraph" style:parent-style-name="Text_20_body">
      <loext:graphic-properties draw:fill="none"/>
      <style:paragraph-properties fo:margin-left="0.6cm" fo:margin-right="0cm" fo:margin-top="0.198cm" fo:margin-bottom="0.021cm" style:contextual-spacing="false" fo:line-height="80%" fo:text-align="start" style:justify-single-word="false" fo:text-indent="-0.6cm" style:auto-text-indent="false" fo:background-color="transparent" style:writing-mode="lr-tb">
        <style:tab-stops>
          <style:tab-stop style:position="0cm"/>
          <style:tab-stop style:position="1.249cm"/>
          <style:tab-stop style:position="2.496cm"/>
          <style:tab-stop style:position="2.54cm"/>
          <style:tab-stop style:position="3.745cm"/>
          <style:tab-stop style:position="4.992cm"/>
          <style:tab-stop style:position="5.08cm"/>
          <style:tab-stop style:position="6.241cm"/>
          <style:tab-stop style:position="7.488cm"/>
          <style:tab-stop style:position="7.62cm"/>
          <style:tab-stop style:position="8.737cm"/>
          <style:tab-stop style:position="9.984cm"/>
          <style:tab-stop style:position="10.16cm"/>
          <style:tab-stop style:position="11.232cm"/>
          <style:tab-stop style:position="12.48cm"/>
          <style:tab-stop style:position="12.7cm"/>
          <style:tab-stop style:position="13.727cm"/>
          <style:tab-stop style:position="14.975cm"/>
          <style:tab-stop style:position="15.24cm"/>
          <style:tab-stop style:position="16.222cm"/>
          <style:tab-stop style:position="17.471cm"/>
          <style:tab-stop style:position="17.78cm"/>
          <style:tab-stop style:position="18.718cm"/>
          <style:tab-stop style:position="19.967cm"/>
          <style:tab-stop style:position="20.32cm"/>
          <style:tab-stop style:position="21.214cm"/>
          <style:tab-stop style:position="22.463cm"/>
          <style:tab-stop style:position="22.86cm"/>
          <style:tab-stop style:position="23.71cm"/>
          <style:tab-stop style:position="24.959cm"/>
          <style:tab-stop style:position="25.4cm"/>
          <style:tab-stop style:position="27.94cm"/>
          <style:tab-stop style:position="28.704cm"/>
          <style:tab-stop style:position="29.951cm"/>
        </style:tab-stops>
      </style:paragraph-properties>
      <style:text-properties style:font-name="Liberation Serif" fo:font-size="12pt" officeooo:paragraph-rsid="0011196c" style:font-size-asian="12pt" style:font-size-complex="12pt"/>
    </style:style>
    <style:style style:name="P55" style:family="paragraph" style:parent-style-name="Text_20_body" style:list-style-name="L6">
      <style:paragraph-properties fo:margin-left="0cm" fo:margin-right="0cm" fo:margin-top="0.198cm" fo:margin-bottom="0.021cm" style:contextual-spacing="false" fo:line-height="90%" fo:text-indent="0cm" style:auto-text-indent="false">
        <style:tab-stops>
          <style:tab-stop style:position="0cm"/>
          <style:tab-stop style:position="1.249cm"/>
          <style:tab-stop style:position="2.496cm"/>
          <style:tab-stop style:position="2.54cm"/>
          <style:tab-stop style:position="3.745cm"/>
          <style:tab-stop style:position="4.992cm"/>
          <style:tab-stop style:position="5.08cm"/>
          <style:tab-stop style:position="6.241cm"/>
          <style:tab-stop style:position="7.488cm"/>
          <style:tab-stop style:position="7.62cm"/>
          <style:tab-stop style:position="8.737cm"/>
          <style:tab-stop style:position="9.984cm"/>
          <style:tab-stop style:position="10.16cm"/>
          <style:tab-stop style:position="11.232cm"/>
          <style:tab-stop style:position="12.48cm"/>
          <style:tab-stop style:position="12.7cm"/>
          <style:tab-stop style:position="13.727cm"/>
          <style:tab-stop style:position="14.975cm"/>
          <style:tab-stop style:position="15.24cm"/>
          <style:tab-stop style:position="16.222cm"/>
          <style:tab-stop style:position="17.471cm"/>
          <style:tab-stop style:position="17.78cm"/>
          <style:tab-stop style:position="18.718cm"/>
          <style:tab-stop style:position="19.967cm"/>
          <style:tab-stop style:position="20.32cm"/>
          <style:tab-stop style:position="21.214cm"/>
          <style:tab-stop style:position="22.463cm"/>
          <style:tab-stop style:position="22.86cm"/>
          <style:tab-stop style:position="23.71cm"/>
          <style:tab-stop style:position="24.959cm"/>
          <style:tab-stop style:position="25.4cm"/>
          <style:tab-stop style:position="27.94cm"/>
          <style:tab-stop style:position="28.704cm"/>
          <style:tab-stop style:position="29.951cm"/>
        </style:tab-stops>
      </style:paragraph-properties>
      <style:text-properties style:font-name="Liberation Serif" fo:font-size="12pt" style:font-size-asian="12pt" style:font-size-complex="12pt"/>
    </style:style>
    <style:style style:name="P56" style:family="paragraph" style:parent-style-name="Text_20_body">
      <style:text-properties style:font-name="Liberation Serif" fo:font-size="14pt" officeooo:paragraph-rsid="0014c942" style:font-size-asian="14pt" style:font-size-complex="14pt"/>
    </style:style>
    <style:style style:name="P57" style:family="paragraph" style:parent-style-name="Text_20_body" style:list-style-name="L1">
      <style:text-properties fo:font-size="12pt" style:font-size-asian="12pt" style:font-size-complex="12pt"/>
    </style:style>
    <style:style style:name="P58" style:family="paragraph" style:parent-style-name="Text_20_body" style:list-style-name="L2">
      <style:text-properties fo:font-size="12pt" style:font-size-asian="12pt" style:font-size-complex="12pt"/>
    </style:style>
    <style:style style:name="P59" style:family="paragraph" style:parent-style-name="Text_20_body" style:list-style-name="L5"/>
    <style:style style:name="P60" style:family="paragraph" style:parent-style-name="Text_20_body" style:list-style-name="L8"/>
    <style:style style:name="P61" style:family="paragraph" style:parent-style-name="Text_20_body" style:list-style-name="L9"/>
    <style:style style:name="P62" style:family="paragraph" style:parent-style-name="Text_20_body" style:list-style-name="L11"/>
    <style:style style:name="P63" style:family="paragraph" style:parent-style-name="Text_20_body" style:list-style-name="L13"/>
    <style:style style:name="P64" style:family="paragraph" style:parent-style-name="Text_20_body" style:list-style-name="L14"/>
    <style:style style:name="P65" style:family="paragraph" style:parent-style-name="Text_20_body">
      <style:text-properties fo:font-size="14pt" style:font-size-asian="14pt" style:font-size-complex="14pt"/>
    </style:style>
    <style:style style:name="P66" style:family="paragraph" style:parent-style-name="Text_20_body">
      <style:text-properties fo:font-size="14pt" officeooo:paragraph-rsid="0015edbf" style:font-size-asian="14pt" style:font-size-complex="14pt"/>
    </style:style>
    <style:style style:name="T1" style:family="text">
      <style:text-properties fo:font-size="13pt" fo:language="pt" fo:country="BR" style:font-size-asian="13pt" style:font-size-complex="13pt"/>
    </style:style>
    <style:style style:name="T2" style:family="text">
      <style:text-properties fo:font-size="13pt" fo:language="pt" fo:country="BR" officeooo:rsid="0019facd" style:font-size-asian="13pt" style:font-size-complex="13pt"/>
    </style:style>
    <style:style style:name="T3" style:family="text">
      <style:text-properties officeooo:rsid="000f957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1196c"/>
    </style:style>
    <style:style style:name="T6" style:family="text">
      <style:text-properties fo:language="pt" fo:country="BR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fo:font-size="18pt" fo:language="pt" fo:country="BR" officeooo:rsid="0011196c" style:font-size-asian="18pt" style:font-size-complex="18pt"/>
    </style:style>
    <style:style style:name="T9" style:family="text">
      <style:text-properties style:font-name="Liberation Serif" fo:font-size="18pt" style:font-size-asian="18pt" style:font-size-complex="18pt"/>
    </style:style>
    <style:style style:name="T10" style:family="text">
      <style:text-properties style:font-name="Liberation Serif" fo:font-size="18pt" officeooo:rsid="0011196c" style:font-size-asian="18pt" style:font-size-complex="18pt"/>
    </style:style>
    <style:style style:name="T11" style:family="text">
      <style:text-properties style:font-name="Liberation Serif" fo:font-size="13pt" fo:language="pt" fo:country="BR" officeooo:rsid="000dc4b4" style:font-size-asian="13pt" style:font-size-complex="13pt"/>
    </style:style>
    <style:style style:name="T12" style:family="text">
      <style:text-properties style:font-name="Liberation Serif" officeooo:rsid="0011196c"/>
    </style:style>
    <style:style style:name="T13" style:family="text">
      <style:text-properties style:font-name="Liberation Serif" fo:font-size="12pt" style:font-size-asian="12pt" style:font-size-complex="12pt"/>
    </style:style>
    <style:style style:name="T14" style:family="text">
      <style:text-properties style:font-name="Liberation Serif" fo:font-size="12pt" officeooo:rsid="0011196c" style:font-size-asian="12pt" style:font-size-complex="12pt"/>
    </style:style>
    <style:style style:name="T15" style:family="text">
      <style:text-properties style:font-name="Liberation Serif" fo:font-size="14pt" style:font-size-asian="14pt" style:font-size-complex="14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15edbf" style:font-size-asian="12pt" style:font-size-complex="12pt"/>
    </style:style>
    <style:style style:name="T18" style:family="text">
      <style:text-properties style:font-name="Liberation Serif"/>
    </style:style>
    <style:style style:name="T19" style:family="text">
      <style:text-properties style:font-name="Liberation Serif" fo:font-size="12pt" style:font-size-asian="12pt" style:font-size-complex="12pt"/>
    </style:style>
    <style:style style:name="T20" style:family="text">
      <style:text-properties style:font-name="Liberation Serif" fo:font-size="14pt" style:font-size-asian="14pt" style:font-size-complex="14pt"/>
    </style:style>
    <style:style style:name="T21" style:family="text">
      <style:text-properties officeooo:rsid="00167c3c"/>
    </style:style>
    <style:style style:name="T22" style:family="text">
      <style:text-properties style:text-position="sub 58%"/>
    </style:style>
    <style:style style:name="T23" style:family="text">
      <style:text-properties style:text-position="sub 58%" style:font-name="Liberation Serif"/>
    </style:style>
    <style:style style:name="T24" style:family="text">
      <style:text-properties style:text-position="sub 58%" style:font-name="Liberation Serif" fo:font-size="12pt" style:font-size-asian="12pt" style:font-size-complex="12pt"/>
    </style:style>
    <style:style style:name="T25" style:family="text">
      <style:text-properties style:text-position="sub 58%" style:font-name="Liberation Serif" fo:font-size="12pt" officeooo:rsid="0011196c" style:font-size-asian="12pt" style:font-size-complex="12pt"/>
    </style:style>
    <style:style style:name="T26" style:family="text">
      <style:text-properties style:text-position="sub 58%" style:font-name="Liberation Serif" officeooo:rsid="0011196c"/>
    </style:style>
    <style:style style:name="T27" style:family="text">
      <style:text-properties style:text-position="sub 58%" style:font-name="Liberation Serif" fo:font-size="14pt" style:font-size-asian="14pt" style:font-size-complex="14pt"/>
    </style:style>
    <style:style style:name="T28" style:family="text">
      <style:text-properties style:text-position="sub 58%" officeooo:rsid="0014c2e3"/>
    </style:style>
    <style:style style:name="T29" style:family="text">
      <style:text-properties style:text-position="sub 58%" officeooo:rsid="001766c7"/>
    </style:style>
    <style:style style:name="T30" style:family="text">
      <style:text-properties style:text-position="sub 58%" fo:font-size="12pt" style:font-size-asian="12pt" style:font-size-complex="12pt"/>
    </style:style>
    <style:style style:name="T31" style:family="text">
      <style:text-properties style:text-position="sub 58%" style:font-name="Liberation Serif"/>
    </style:style>
    <style:style style:name="T32" style:family="text">
      <style:text-properties style:text-position="sub 58%" style:font-name="Liberation Serif" fo:font-size="12pt" style:font-size-asian="12pt" style:font-size-complex="12pt"/>
    </style:style>
    <style:style style:name="T33" style:family="text">
      <style:text-properties style:text-position="sub 58%" style:font-name="Liberation Serif" fo:font-size="14pt" style:font-size-asian="14pt" style:font-size-complex="14pt"/>
    </style:style>
    <style:style style:name="T34" style:family="text">
      <style:text-properties style:text-position="sub 58%" fo:font-size="14pt" style:font-size-asian="14pt" style:font-size-complex="14pt"/>
    </style:style>
    <style:style style:name="T35" style:family="text">
      <style:text-properties style:text-position="sub 58%" fo:font-size="14pt" officeooo:rsid="0014c2e3" style:font-size-asian="14pt" style:font-size-complex="14pt"/>
    </style:style>
    <style:style style:name="T36" style:family="text">
      <style:text-properties style:text-position="sub 58%" fo:font-size="14pt" officeooo:rsid="001766c7" style:font-size-asian="14pt" style:font-size-complex="14pt"/>
    </style:style>
    <style:style style:name="T37" style:family="text">
      <style:text-properties style:text-position="0% 100%"/>
    </style:style>
    <style:style style:name="T38" style:family="text">
      <style:text-properties style:text-position="0% 100%" fo:font-size="12pt" style:font-size-asian="12pt" style:font-size-complex="12pt"/>
    </style:style>
    <style:style style:name="T39" style:family="text">
      <style:text-properties style:text-position="0% 100%" fo:font-size="12pt" officeooo:rsid="001766c7" style:font-size-asian="12pt" style:font-size-complex="12pt"/>
    </style:style>
    <style:style style:name="T40" style:family="text">
      <style:text-properties style:text-position="0% 100%" fo:font-size="14pt" officeooo:rsid="001766c7" style:font-size-asian="14pt" style:font-size-complex="14pt"/>
    </style:style>
    <style:style style:name="T41" style:family="text">
      <style:text-properties fo:font-size="14pt" style:font-size-asian="14pt" style:font-size-complex="14pt"/>
    </style:style>
    <style:style style:name="T42" style:family="text">
      <style:text-properties officeooo:rsid="001771f1"/>
    </style:style>
    <style:style style:name="fr1" style:family="graphic" style:parent-style-name="Frame">
      <style:graphic-properties fo:margin-left="0.319cm" fo:margin-right="0.319cm" fo:margin-top="0cm" fo:margin-bottom="0cm" style:run-through="foreground" style:wrap="dynamic" style:number-wrapped-paragraphs="no-limit" style:vertical-pos="from-top" style:vertical-rel="paragraph" style:horizontal-pos="from-left" style:horizontal-rel="paragraph" fo:background-color="#ffffff" draw:fill="solid" draw:fill-color="#ffffff" fo:padding-left="0.259cm" fo:padding-right="0.259cm" fo:padding-top="0.132cm" fo:padding-bottom="0.132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1%.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6" text:outline-level="1"><text:span text:style-name="T4"/></text:h>
      <text:h text:style-name="P49" text:outline-level="1">Exercícios de Modelo Entidade-Relacionamento </text:h>
      <text:h text:style-name="P47" text:outline-level="1">Disciplina: <text:span text:style-name="T4">Banco de Dados</text:span></text:h>
      <text:p text:style-name="P3">Prof<text:span text:style-name="T3">a</text:span>. Mariane Moreira de Souza</text:p>
      <text:p text:style-name="P18"><text:span text:style-name="T1">Semestre: 202</text:span><text:span text:style-name="T2">5</text:span><text:span text:style-name="T1">/2</text:span></text:p>
      <text:p text:style-name="P48">Nome: Thallysson Luis Teixeira Carvalho</text:p>
      <text:p text:style-name="P48">Matricula: 2024.1.08.022</text:p>
      <text:list text:style-name="WW8Num3">
        <text:list-header>
          <text:p text:style-name="P19" loext:marker-style-name="T1"><text:span text:style-name="T11"/></text:p>
        </text:list-header>
        <text:list-item>
          <text:p text:style-name="P20" loext:marker-style-name="T1"><text:span text:style-name="T8">Recupere o nome de todos os empregados do departamento 5 </text:span><text:span text:style-name="T10">que trabalhem mais de dez horas por semana no projeto chamado “Produto X”.</text:span></text:p>
          <text:p text:style-name="P20" loext:marker-style-name="T1"><text:span text:style-name="T10"/></text:p>
          <text:p text:style-name="P44" loext:marker-style-name="T1"><text:span text:style-name="T12">π</text:span><text:span text:style-name="T26">PNOME,UNOME</text:span><text:span text:style-name="T12">​(EMPREGADO⋈</text:span><text:span text:style-name="T26">EMPREGADO.SSN=TRABALHA_EM.ESSN</text:span><text:span text:style-name="T12">​(σ</text:span><text:span text:style-name="T26">PJNOME="ProdutoX"</text:span><text:span text:style-name="T12">​PROJETO⋈</text:span><text:span text:style-name="T26">PNUMERO=PNO</text:span><text:span text:style-name="T12">​σ</text:span><text:span text:style-name="T26">HORAS&gt;10</text:span><text:span text:style-name="T12">​TRABALHA_EM)⋈</text:span><text:span text:style-name="T26">EMPREGADO.DNO=5</text:span><text:span text:style-name="T12">​EMPREGADO) </text:span></text:p>
        </text:list-item>
      </text:list>
      <text:p text:style-name="P14"/>
      <text:list text:continue-numbering="true" text:style-name="WW8Num3">
        <text:list-header>
          <text:p text:style-name="P19" loext:marker-style-name="T1"><text:span text:style-name="T10"/></text:p>
          <text:p text:style-name="P21"/>
        </text:list-header>
        <text:list-item>
          <text:p text:style-name="P22">Liste os nomes de todos os empregados que tenham um dependente com o mesmo primeiro nome que o deles.</text:p>
          <text:p text:style-name="P22"/>
          <text:p text:style-name="P29">π<text:span text:style-name="T22">PNOME,UNOME</text:span>​(EMPREGADO⋈<text:span text:style-name="T22">SSN=ESSN∧PNOME=NOME_DEPENDENTE</text:span>​DEPENDENTE)</text:p>
          <text:p text:style-name="P21"/>
        </text:list-item>
        <text:list-item>
          <text:p text:style-name="P22">Encontre os nomes de todos os empregados que são diretamente supervisionados por Franklin Wong.</text:p>
          <text:p text:style-name="P22"/>
          <text:p text:style-name="P51">Primeiro achar o SSN de Franklin Wong:</text:p>
        </text:list-item>
      </text:list>
      <text:p text:style-name="P65">F←σ<text:span text:style-name="T22">PNOME="Franklin"∧UNOME="Wong"​</text:span>EMPREGADO </text:p>
      <text:p text:style-name="P17">Depois pegar seus supervisionados:</text:p>
      <text:p text:style-name="P65">π<text:span text:style-name="T22">PNOME,UNOME</text:span>​(σ<text:span text:style-name="T22">SUPERSSN=F.SSN</text:span>​EMPREGADO)</text:p>
      <text:list text:continue-numbering="true" text:style-name="WW8Num3">
        <text:list-header>
          <text:p text:style-name="P21"/>
        </text:list-header>
        <text:list-item>
          <text:p text:style-name="P22">Para cada projeto, liste o nome do projeto e o total de horas por semana( de todos os empregados) gastas no projeto.</text:p>
          <text:p text:style-name="P22"/>
          <text:p text:style-name="P30"><text:soft-page-break/>γ<text:span text:style-name="T22">PJNOME,SUM(HORAS)→TOTAL_HORAS</text:span>​(PROJETO⋈<text:span text:style-name="T22">PNUMERO=PNO</text:span>​TRABALHA_EM)</text:p>
          <text:p text:style-name="P21"/>
        </text:list-item>
        <text:list-item>
          <text:p text:style-name="P22">Recupere os nomes dos empregados que trabalham em todos os projetos.</text:p>
          <text:p text:style-name="P22"/>
          <text:p text:style-name="P51"/>
        </text:list-item>
      </text:list>
      <text:p text:style-name="P65">π<text:span text:style-name="T22">ESSN</text:span>​<text:span text:style-name="T37">(TRABALHA_EM)</text:span>÷π<text:span text:style-name="T22">PNUMERO​</text:span>(PROJETO) </text:p>
      <text:p text:style-name="Text_20_body">Depois, recuperar nomes:</text:p>
      <text:p text:style-name="P65">π<text:span text:style-name="T22">PNOME,UNOME</text:span>​(EMPREGADO⋈<text:span text:style-name="T22">SSN=ESSN</text:span>​ [π<text:span text:style-name="T22">ESSN</text:span>​(TRABALHA_EM)÷π<text:span text:style-name="T22">PNUMERO</text:span>​(PROJETO)])</text:p>
      <text:p text:style-name="P9"/>
      <text:list text:continue-numbering="true" text:style-name="WW8Num3">
        <text:list-item>
          <text:p text:style-name="P23">Recupere os nomes dos empregados que não estão trabalhando em algum projeto.</text:p>
          <text:p text:style-name="P23"/>
        </text:list-item>
      </text:list>
      <text:p text:style-name="P52">Primeiro pegar todos empregados: <text:span text:style-name="T41">π</text:span><text:span text:style-name="T34">SSN</text:span><text:span text:style-name="T41">​(EMPREGADO)</text:span><text:line-break/>Depois pegar os que trabalham:<text:span text:style-name="T41"> π</text:span><text:span text:style-name="T34">ESSN</text:span><text:span text:style-name="T41">​(TRABALHA_EM)</text:span></text:p>
      <text:p text:style-name="Text_20_body">π<text:span text:style-name="T34">PNOME,UNOME</text:span><text:span text:style-name="T41">​(EMPREGADO−(EMPREGADO⋈</text:span><text:span text:style-name="T34">SSN=ESSN</text:span><text:span text:style-name="T41">​TRABALHA_EM))</text:span></text:p>
      <text:p text:style-name="P9"/>
      <text:list text:continue-numbering="true" text:style-name="WW8Num3">
        <text:list-item>
          <text:p text:style-name="P24">Para cada departamento, recupere o nome do departamento e a média salarial de todos os empregados que trabalhem nesse departamento.</text:p>
          <text:p text:style-name="P24"/>
        </text:list-item>
      </text:list>
      <text:p text:style-name="P31">γ<text:span text:style-name="T22">DNOME,AVG</text:span>(SALARIO)→MEDIA_SAL​(EMPREGADO⋈<text:span text:style-name="T22">EMPREGADO.DNO=DEPARTAMENTO.DNUMERO​</text:span>DEPARTAMENTO)</text:p>
      <text:list xml:id="list95823894031492" text:continue-numbering="true" text:style-name="WW8Num3">
        <text:list-header>
          <text:p text:style-name="P34"><text:span text:style-name="T9"/></text:p>
        </text:list-header>
        <text:list-item>
          <text:p text:style-name="P24">Recupere os números de departamento que possuem mais de uma localização ou possuem mais de 10 empregados trabalhando ou ambos.</text:p>
          <text:p text:style-name="P24"/>
        </text:list-item>
      </text:list>
      <text:p text:style-name="P53">Deptos com &gt;1 localização:</text:p>
      <text:p text:style-name="P65">D1←γ<text:span text:style-name="T22">DNUMERO;COUNT(DLOCALIZACAO)→QTDE</text:span>​(DEPTO_LOCALIZACOES)σ<text:span text:style-name="T22">QTDE&gt;1</text:span>​(D1) </text:p>
      <text:list text:style-name="L1">
        <text:list-item>
          <text:p text:style-name="P57">Deptos com &gt;10 empregados:</text:p>
        </text:list-item>
      </text:list>
      <text:p text:style-name="P65">D2←γ<text:span text:style-name="T22">DNO;COUNT(SSN)→QTDE</text:span>​(EMPREGADO)σ<text:span text:style-name="T22">QTDE&gt;10</text:span>​(D2) </text:p>
      <text:list text:style-name="L2">
        <text:list-item>
          <text:p text:style-name="P58"><text:soft-page-break/>União dos dois conjuntos:</text:p>
        </text:list-item>
      </text:list>
      <text:p text:style-name="P65">π<text:span text:style-name="T22">DNUMERO​</text:span>(D1)∪π<text:span text:style-name="T22">DNO​</text:span>(D2)</text:p>
      <text:p text:style-name="P10"/>
      <text:list text:continue-list="list95823894031492" text:style-name="WW8Num3">
        <text:list-item>
          <text:p text:style-name="P34"><text:span text:style-name="T9">Recupere a média salarial de todos os empregados do sexo feminino, bem como o maior e menor salário desta categoria.</text:span></text:p>
          <text:p text:style-name="P34"><text:span text:style-name="T9"/></text:p>
        </text:list-item>
      </text:list>
      <text:p text:style-name="P31">γ<text:span text:style-name="T22">SEXO;AVG(SALARIO)→MEDIA,MAX(SALARIO)→MAIOR,MIN(SALARIO)→MENOR​</text:span>(σ<text:span text:style-name="T22">SEXO=′F′</text:span>​EMPREGADO)</text:p>
      <text:list text:continue-numbering="true" text:style-name="WW8Num3">
        <text:list-header>
          <text:p text:style-name="P34"><text:span text:style-name="T9"/></text:p>
        </text:list-header>
      </text:list>
      <text:p text:style-name="P40"><text:span text:style-name="T10">10. </text:span><text:span text:style-name="T9">Encontre o nome e o endereço de todos os empregados que trabalhem em pelo menos um projeto localizado em Houston, mas cujo departamento não se localiza em Houston</text:span></text:p>
      <text:p text:style-name="P41"><text:span text:style-name="T9"/></text:p>
      <text:p text:style-name="P54">Primeiro empregados que trabalham em projeto em Houston:<text:span text:style-name="T41"/></text:p>
      <text:p text:style-name="P65">E1←EMPREGADO⋈<text:span text:style-name="T22">SSN=ESSN</text:span>​(TRABALHA_EM⋈<text:span text:style-name="T22">PNO=PNUMERO</text:span>​ σ<text:span text:style-name="T22">PLOCALIZACAO=′Houston′​</text:span>PROJETO) </text:p>
      <text:p text:style-name="Text_20_body">Depois filtrar departamentos cujo depto <text:span text:style-name="Strong_20_Emphasis">não</text:span> está em Houston:</text:p>
      <text:p text:style-name="Text_20_body">E<text:span text:style-name="T41">2←E1⋈</text:span><text:span text:style-name="T34">EMPREGADO.</text:span><text:span text:style-name="T35">P</text:span><text:span text:style-name="T34">NO=DEPARTAMENTO.DNUMERO</text:span><text:span text:style-name="T41"> ​σ</text:span><text:span text:style-name="T34">DLOCALIZACAO</text:span><text:span text:style-name="T35">=</text:span><text:span text:style-name="T34">′Houston′</text:span><text:span text:style-name="T36"> </text:span><text:span text:style-name="T34">​</text:span><text:span text:style-name="T41">DEPTO_LOCALIZACOES</text:span> </text:p>
      <text:p text:style-name="Text_20_body">Resultado final:</text:p>
      <text:p text:style-name="P65">π<text:span text:style-name="T22">PNOME,UNOME,ENDERECO​</text:span>(E2)</text:p>
      <text:p text:style-name="P5"><text:span text:style-name="T9"/></text:p>
      <text:p text:style-name="P5"><text:span text:style-name="T9"/></text:p>
      <text:p text:style-name="P5"><text:span text:style-name="T10">11. </text:span><text:span text:style-name="T7">Liste os últimos nomes de todos os gerentes de departamento que não tenham dependentes. A relação resultante deverá se chamar “gerentes_sem_dependentes” e o atributo “unome_ger”.</text:span></text:p>
      <text:p text:style-name="P5"><text:span text:style-name="T7"/></text:p>
      <text:list text:style-name="L3">
        <text:list-item>
          <text:p text:style-name="P28">Gerentes (do departamento):<text:span text:style-name="T41"> π</text:span><text:span text:style-name="T34">GERSSN</text:span><text:span text:style-name="T41">​(DEPARTAMENTO)</text:span></text:p>
        </text:list-item>
        <text:list-item>
          <text:p text:style-name="P42">Gerentes com dependentes: <text:span text:style-name="T41">π</text:span><text:span text:style-name="T34">ESSN​</text:span><text:span text:style-name="T41">(DEPENDENTE)</text:span></text:p>
        </text:list-item>
        <text:list-item>
          <text:p text:style-name="P42">Diferença e juntar com EMPREGADO para pegar sobrenome:</text:p>
        </text:list-item>
      </text:list>
      <text:p text:style-name="P56">gerentes_sem_dependentes=π<text:span text:style-name="T22">UNOME→unome_ger</text:span>​(EMPREGADO⋈<text:span text:style-name="T22">SSN=GERSSN​</text:span> [π<text:span text:style-name="T22">GERSSN</text:span>​(DEPARTAMENTO)−π<text:span text:style-name="T22">ESSN</text:span>​(DEPENDENTE)])</text:p>
      <text:p text:style-name="P8"><text:soft-page-break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>12. </text:span><text:span text:style-name="T7">Retorne o nome dos empregados que trabalham em algum projeto e que são gerentes de algum departamento.</text:span></text:p>
      <text:p text:style-name="P4"><text:span text:style-name="T7"/></text:p>
      <text:list text:style-name="L15">
        <text:list-item>
          <text:p text:style-name="P38"><text:span text:style-name="T13">Empregados que trabalham em projeto: </text:span><text:span text:style-name="T15">π</text:span><text:span text:style-name="T27">ESSN</text:span><text:span text:style-name="T15">​(TRABALHA_EM)</text:span></text:p>
        </text:list-item>
      </text:list>
      <text:list text:style-name="L4">
        <text:list-item>
          <text:p text:style-name="P35"><text:span text:style-name="T13">Gerentes</text:span><text:span text:style-name="T16">: </text:span><text:span text:style-name="T41">π</text:span><text:span text:style-name="T34">GERSSN​</text:span><text:span text:style-name="T40">(</text:span><text:span text:style-name="T41">DEPARTAMENTO)</text:span></text:p>
        </text:list-item>
      </text:list>
      <text:p text:style-name="Text_20_body">Interseção e depois pegar nome:</text:p>
      <text:p text:style-name="P65">π<text:span text:style-name="T22">PNOME,UNOME</text:span>​(EMPREGADO⋈<text:span text:style-name="T22">SSN=ESSN</text:span>​[π<text:span text:style-name="T22">ESSN</text:span>​(TRABALHA_EM)∩π<text:span text:style-name="T22">GERSSN</text:span>​(DEPARTAMENTO)])</text:p>
      <text:p text:style-name="P8"/>
      <text:p text:style-name="P6"><text:span text:style-name="T5">13. </text:span>Retorne o nome dos empregados e seus respectivos salários acrescidos de 10%.</text:p>
      <text:p text:style-name="P6"/>
      <text:p text:style-name="P32">π<text:span text:style-name="T22">PNOME,UNOME,(SALARIO∗1.10)</text:span>→<text:span text:style-name="T22">SALARIO_ACRESC​</text:span>(EMPREGADO)</text:p>
      <text:p text:style-name="P8"/>
      <text:p text:style-name="P6"><text:span text:style-name="T5">14. </text:span>Retorne o número e nome dos departamentos seguidos dos números de projeto que eles controlam. Caso algum departamento não controle nenhum projeto, ele deve aparecer no resultado.</text:p>
      <text:p text:style-name="P6"/>
      <text:p text:style-name="P7">(incluindo projetos sem gerente)</text:p>
      <text:list text:style-name="L5">
        <text:list-item>
          <text:p text:style-name="P59">Gerentes: <text:span text:style-name="T41">π</text:span><text:span text:style-name="T34">GERSSN</text:span><text:span text:style-name="T41">​(DEPARTAMENTO)</text:span></text:p>
        </text:list-item>
        <text:list-item>
          <text:p text:style-name="P59">Projetos: <text:span text:style-name="T41">PROJETO</text:span></text:p>
        </text:list-item>
      </text:list>
      <text:p text:style-name="P66">π<text:span text:style-name="T22">PNOME,PJNOME</text:span>​([(EMPREGADO⋈<text:span text:style-name="T22">SSN=GERSSN</text:span>​DEPARTAMENTO)⋈<text:span text:style-name="T22">SSN=ESSN​</text:span>TRABALHA_EM]⟕<text:span text:style-name="T22">PNUMERO=PNO​</text:span><text:span text:style-name="T37">PROJETO</text:span>) </text:p>
      <text:p text:style-name="P6"/>
      <text:p text:style-name="P8"><text:soft-page-break/></text:p>
      <text:p text:style-name="P36"><text:span text:style-name="T12">15. </text:span><text:span text:style-name="T7">Para os empregados que são gerentes de um departamento, retorne seu primeiro nome e o nome dos respectivos projetos em que trabalha. Caso exista algum projeto que não tenha nenhum gerente alocado, ele deve ser retornado.</text:span></text:p>
      <text:p text:style-name="P36"><text:span text:style-name="T7"/></text:p>
      <text:p text:style-name="P45"><text:span text:style-name="T7">π</text:span><text:span text:style-name="T23">PNOME,PJNOME</text:span><text:span text:style-name="T7">​([(EMPREGADO⋈</text:span><text:span text:style-name="T23">SSN=GERSSN​</text:span><text:span text:style-name="T7">DEPARTAMENTO)⋈</text:span><text:span text:style-name="T23">SSN=ESSN​</text:span><text:span text:style-name="T7">TRABALHA_EM]⟖</text:span><text:span text:style-name="T23">PNUMERO=PNO</text:span><text:span text:style-name="T7">​PROJETO)</text:span></text:p>
      <text:p text:style-name="P16"><text:span text:style-name="T13"/></text:p>
      <text:p text:style-name="P11"/>
      <text:p text:style-name="P11"/>
      <text:p text:style-name="P11"/>
      <text:p text:style-name="P11"/>
      <text:p text:style-name="P11"><text:span text:style-name="T5">16. </text:span>Retorne os primeiros nomes de empregado seguido do primeiro nome do seu supervisor direto. Mostre nesta mesma consulta aqueles empregados que não são supervisores e também aqueles que não são supervisionados.</text:p>
      <text:p text:style-name="P11"/>
      <text:p text:style-name="P11"><text:span text:style-name="T17">(</text:span><text:span text:style-name="T16">considerando também os que </text:span><text:span text:style-name="Strong_20_Emphasis"><text:span text:style-name="T16">não têm supervisor</text:span></text:span><text:span text:style-name="T16"> ou que </text:span><text:span text:style-name="Strong_20_Emphasis"><text:span text:style-name="T16">não supervisionam ninguém</text:span></text:span><text:span text:style-name="T16">)</text:span></text:p>
      <text:p text:style-name="P11"><text:span text:style-name="T16">A relação de supervisão está em </text:span><text:span text:style-name="Source_20_Text"><text:span text:style-name="T16">EMPREGADO.SUPERSSN</text:span></text:span><text:span text:style-name="T16"> → </text:span><text:span text:style-name="Source_20_Text"><text:span text:style-name="T16">EMPREGADO.SSN</text:span></text:span></text:p>
      <text:p text:style-name="P43"><text:span text:style-name="Source_20_Text"><text:span text:style-name="T15">π</text:span></text:span><text:span text:style-name="Source_20_Text"><text:span text:style-name="T27">E.PNOME→nome_emp,</text:span></text:span><text:span text:style-name="Source_20_Text"><text:span text:style-name="T15"> S.PNOME→</text:span></text:span><text:span text:style-name="Source_20_Text"><text:span text:style-name="T27">nome_sup​</text:span></text:span><text:span text:style-name="Source_20_Text"><text:span text:style-name="T15">(EMPREGADO E⟕</text:span></text:span><text:span text:style-name="Source_20_Text"><text:span text:style-name="T27">E.SUPERSSN=S.SSN​</text:span></text:span><text:span text:style-name="Source_20_Text"><text:span text:style-name="T15">EMPREGADOS)</text:span></text:span></text:p>
      <text:p text:style-name="P12"/>
      <text:p text:style-name="P13"/>
      <text:p text:style-name="P11"><text:span text:style-name="T5">17. </text:span>Considerando operações de modificação, faça:</text:p>
      <text:p text:style-name="P12"/>
      <text:list xml:id="list3256846780" text:style-name="L6">
        <text:list-item>
          <text:p text:style-name="P25">Exclua todos os registros de empregados que trabalhem nos projetos controlados pelo departamento 2.</text:p>
          <text:p text:style-name="P55"><text:s text:c="6"/><text:span text:style-name="T42">1. <text:s/></text:span>Projetos controlados pelo depto 2:</text:p>
        </text:list-item>
      </text:list>
      <text:p text:style-name="P65">P=π<text:span text:style-name="T22">PNUMERO​σDNUM=2</text:span>​(PROJETO) </text:p>
      <text:list text:style-name="L8">
        <text:list-item>
          <text:p text:style-name="P60">Empregados nesses projetos:</text:p>
        </text:list-item>
      </text:list>
      <text:p text:style-name="P65"><text:soft-page-break/>E=π<text:span text:style-name="T22">ESSN​</text:span>(TRABALHA_EM⋈<text:span text:style-name="T22">PNO=PNUMERO​</text:span>P) </text:p>
      <text:list text:style-name="L9">
        <text:list-item>
          <text:p text:style-name="P61">Exclusão:</text:p>
        </text:list-item>
      </text:list>
      <text:p text:style-name="P65">EMPREGADO←EMPREGADO−σ<text:span text:style-name="T22">SSN∈E</text:span>​(EMPREGADO)</text:p>
      <text:list xml:id="list95823243956044" text:continue-list="list3256846780" text:style-name="L6">
        <text:list-header>
          <text:p text:style-name="P26"/>
        </text:list-header>
        <text:list-item>
          <text:p text:style-name="P25">Inclua um registro na tabela “trabalha_em” para cada combinação de empregado e projeto existentes.</text:p>
          <text:p text:style-name="P25"/>
          <text:p text:style-name="P55">Produto cartesiano:</text:p>
        </text:list-item>
      </text:list>
      <text:p text:style-name="P65">N=π<text:span text:style-name="T22">SSN→ESSN,PNUMERO→PNO​</text:span>(EMPREGADO×PROJETO) </text:p>
      <text:list text:style-name="L11">
        <text:list-item>
          <text:p text:style-name="P62">Inserção:</text:p>
        </text:list-item>
      </text:list>
      <text:p text:style-name="P65">TRABALHA_EM←TRABALHA_EM∪<text:span text:style-name="T21">{</text:span>(N×{HORAS=0})<text:span text:style-name="T21">}</text:span></text:p>
      <text:list text:continue-list="list95823243956044" text:style-name="L6">
        <text:list-header>
          <text:p text:style-name="P25"/>
          <text:p text:style-name="P26"/>
        </text:list-header>
        <text:list-item>
          <text:p text:style-name="P25">Para todos os empregados gerentes, que trabalham no projeto 3, aumente seu salário em 5%.</text:p>
          <text:list>
            <text:list-item>
              <text:list>
                <text:list-item>
                  <text:list>
                    <text:list-header>
                      <text:p text:style-name="P55"><text:s text:c="7"/><text:span text:style-name="T42">1. <text:s/></text:span>Gerentes:</text:p>
                    </text:list-header>
                  </text:list>
                </text:list-item>
              </text:list>
            </text:list-item>
          </text:list>
        </text:list-item>
      </text:list>
      <text:p text:style-name="P65">G=π<text:span text:style-name="T22">GERSSN</text:span>​(DEPARTAMENTO) </text:p>
      <text:list text:style-name="L13">
        <text:list-item>
          <text:p text:style-name="P63">Gerentes que trabalham no projeto 3:</text:p>
        </text:list-item>
      </text:list>
      <text:p text:style-name="P65">GE=σ<text:span text:style-name="T22">PNO=3</text:span>​ (TRABALHA_EM)⋈<text:span text:style-name="T22">ESSN=GERSSN</text:span>​G </text:p>
      <text:list text:style-name="L14">
        <text:list-item>
          <text:p text:style-name="P64">Atualização:<text:line-break/>Retira os registros originais desses empregados de EMPREGADO, depois insere os mesmos com salário ajustado:</text:p>
        </text:list-item>
      </text:list>
      <text:p text:style-name="P65">EMPREGADO←(EMPREGADO−σ<text:span text:style-name="T22">SSN∈πESSN​(GE) ​</text:span>EMPREGADO∪<text:span text:style-name="T21">(</text:span>ajusta_salario(σ<text:span text:style-name="T22">SSN∈πESSN​(GE)​</text:span> EMPREGADO) </text:p>
      <text:p text:style-name="Text_20_body">onde:</text:p>
      <text:p text:style-name="P65">ajusta_salario(X)={(PNOME,MINICIAL,UNOME,SSN,DATANASC,ENDERECO,SEXO,SALARIO∗1.05,SUPERSSN,DNO)∣(…)∈X}</text:p>
      <text:p text:style-name="P15"/>
      <text:p text:style-name="P50"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ook Antiqua" svg:font-family="'Book Antiqua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roman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Estilo_20_padrão_20_de_20_desenho" style:display-name="Estilo padrão de desenho" style:family="paragraph">
      <style:paragraph-properties fo:margin-top="0.021cm" fo:margin-bottom="0.021cm" style:contextual-spacing="false" fo:line-height="100%" fo:text-align="start" style:justify-single-word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name-asian="Noto Sans1" style:font-family-asian="'Noto Sans'" style:font-family-generic-asian="system" style:font-pitch-asian="variable" style:font-size-asian="18pt" style:font-style-asian="normal" style:font-weight-asian="normal" style:font-name-complex="Book Antiqua" style:font-family-complex="'Book Antiqua'" style:font-family-generic-complex="system" style:font-pitch-complex="variable" style:font-size-complex="12pt" style:text-emphasize="none"/>
    </style:style>
    <style:style style:name="Objeto_20_sem_20_preenchimento" style:display-name="Objeto sem preenchimento" style:family="paragraph" style:parent-style-name="Estilo_20_padrão_20_de_20_desenho">
      <style:paragraph-properties fo:margin-top="0.021cm" fo:margin-bottom="0.021cm" style:contextual-spacing="false" fo:line-height="100%" fo:text-align="start" style:justify-single-word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Estilo_20_padrão_20_de_20_desenho">
      <style:paragraph-properties fo:margin-top="0.021cm" fo:margin-bottom="0.021cm" style:contextual-spacing="false" fo:line-height="100%" fo:text-align="start" style:justify-single-word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do_20_documento_20_A4" style:display-name="Título do documento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Título_20_A4" style:display-name="Título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ítulo_20_do_20_documento_20_A0" style:display-name="Título do documento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Título_20_A0" style:display-name="Título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Formas" style:family="paragraph" style:parent-style-name="Figur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Preenchi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zul" style:display-name="Preenchido azul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de" style:display-name="Preenchido verde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melho" style:display-name="Preenchido vermelho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marelo" style:display-name="Preenchido amarelo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zul" style:display-name="Contorno azul" style:family="paragraph" style:parent-style-name="Contorn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de" style:display-name="Contorno verde" style:family="paragraph" style:parent-style-name="Contorn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melho" style:display-name="Contorno vermelho" style:family="paragraph" style:parent-style-name="Contorn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marelo" style:display-name="Contorno amarelo" style:family="paragraph" style:parent-style-name="Contorn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has" style:family="paragraph" style:parent-style-name="Figure">
      <style:text-properties style:font-name="Liberation Sans" fo:font-family="'Liberation Sans'" style:font-family-generic="roman" style:font-pitch="variable" fo:font-size="18pt" style:font-size-asian="18pt"/>
    </style:style>
    <style:style style:name="Linhas_20_com_20_setas" style:display-name="Linhas com setas" style:family="paragraph" style:parent-style-name="Linhas">
      <style:text-properties style:font-name="Liberation Sans" fo:font-family="'Liberation Sans'" style:font-family-generic="roman" style:font-pitch="variable" fo:font-size="18pt" style:font-size-asian="18pt"/>
    </style:style>
    <style:style style:name="Linhas_20_tracejadas" style:display-name="Linhas tracejadas" style:family="paragraph" style:parent-style-name="Linhas">
      <style:text-properties style:font-name="Liberation Sans" fo:font-family="'Liberation Sans'" style:font-family-generic="roman" style:font-pitch="variable" fo:font-size="18pt" style:font-size-asian="18pt"/>
    </style:style>
    <style:style style:name="Padrão_7e_LT_7e_Gliederung_20_1" style:display-name="Padrão~LT~Gliederung 1" style:family="paragraph">
      <style:paragraph-properties fo:margin-left="0.953cm" fo:margin-top="0.27cm" fo:margin-bottom="0.021cm" style:contextual-spacing="false" fo:line-height="100%" fo:text-align="start" style:justify-single-word="false" fo:text-indent="-0.953cm" style:auto-text-indent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28pt" fo:font-style="normal" fo:text-shadow="none" style:text-underline-style="none" fo:font-weight="normal" style:font-name-asian="Noto Sans1" style:font-family-asian="'Noto Sans'" style:font-family-generic-asian="system" style:font-pitch-asian="variable" style:font-size-asian="28pt" style:font-style-asian="normal" style:font-weight-asian="normal" style:font-name-complex="Book Antiqua" style:font-family-complex="'Book Antiqua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>
      <style:paragraph-properties fo:margin-left="2.064cm" fo:margin-top="0.235cm" fo:margin-bottom="0.021cm" style:contextual-spacing="false" fo:line-height="100%" fo:text-align="start" style:justify-single-word="false" fo:text-indent="-0.794cm" style:auto-text-indent="false" style:writing-mode="lr-tb">
        <style:tab-stops>
          <style:tab-stop style:position="0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>
      <style:paragraph-properties fo:margin-left="3.175cm" fo:margin-top="0.198cm" fo:margin-bottom="0.021cm" style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  <style:tab-stop style:position="27.455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>
      <style:paragraph-properties fo:margin-left="4.445cm" fo:margin-top="0.182cm" fo:margin-bottom="0.021cm" style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  <style:tab-stop style:position="27.455cm"/>
          <style:tab-stop style:position="28.70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>
      <style:paragraph-properties fo:margin-left="5.715cm" fo:margin-top="0.182cm" fo:margin-bottom="0.021cm" style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  <style:tab-stop style:position="27.455cm"/>
          <style:tab-stop style:position="28.704cm"/>
          <style:tab-stop style:position="29.951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adrão_7e_LT_7e_Titel" style:display-name="Padrão~LT~Titel" style:family="paragraph">
      <style:paragraph-properties fo:margin-top="0.021cm" fo:margin-bottom="0.021cm" style:contextual-spacing="false" fo:line-height="100%" fo:text-align="start" style:justify-single-word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ff0000" loext:opacity="100%" style:text-outline="false" style:text-line-through-style="none" style:text-line-through-type="none" style:font-name="Microsoft YaHei" fo:font-family="'Microsoft YaHei'" style:font-family-generic="roman" style:font-pitch="variable" fo:font-size="36pt" fo:font-style="normal" fo:text-shadow="none" style:text-underline-style="none" fo:font-weight="normal" style:font-name-asian="Noto Sans1" style:font-family-asian="'Noto Sans'" style:font-family-generic-asian="system" style:font-pitch-asian="variable" style:font-size-asian="36pt" style:font-style-asian="normal" style:font-weight-asian="normal" style:font-name-complex="Book Antiqua" style:font-family-complex="'Book Antiqua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>
      <style:paragraph-properties fo:margin-left="0.953cm" fo:margin-top="0.27cm" fo:margin-bottom="0.021cm" style:contextual-spacing="false" fo:line-height="100%" fo:text-align="center" style:justify-single-word="false" fo:text-indent="-0.953cm" style:auto-text-indent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28pt" fo:font-style="normal" fo:text-shadow="none" style:text-underline-style="none" fo:font-weight="normal" style:font-name-asian="Noto Sans1" style:font-family-asian="'Noto Sans'" style:font-family-generic-asian="system" style:font-pitch-asian="variable" style:font-size-asian="28pt" style:font-style-asian="normal" style:font-weight-asian="normal" style:font-name-complex="Book Antiqua" style:font-family-complex="'Book Antiqua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font-style="normal" fo:text-shadow="none" style:text-underline-style="none" fo:font-weight="normal" style:font-name-asian="Noto Sans1" style:font-family-asian="'Noto Sans'" style:font-family-generic-asian="system" style:font-pitch-asian="variable" style:font-size-asian="12pt" style:font-style-asian="normal" style:font-weight-asian="normal" style:font-name-complex="Book Antiqua" style:font-family-complex="'Book Antiqua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>
      <style:paragraph-properties fo:margin-top="0.021cm" fo:margin-bottom="0.021cm" style:contextual-spacing="false" fo:line-height="100%" fo:text-align="start" style:justify-single-word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name-asian="Noto Sans1" style:font-family-asian="'Noto Sans'" style:font-family-generic-asian="system" style:font-pitch-asian="variable" style:font-size-asian="18pt" style:font-style-asian="normal" style:font-weight-asian="normal" style:font-name-complex="Book Antiqua" style:font-family-complex="'Book Antiqua'" style:font-family-generic-complex="system" style:font-pitch-complex="variable" style:font-size-complex="12pt"/>
    </style:style>
    <style:style style:name="Padrão_7e_LT_7e_Hintergrund" style:display-name="Padrão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Book Antiqua" style:font-family-complex="'Book Antiqua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Book Antiqua" style:font-family-complex="'Book Antiqua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Objetos_20_do_20_plano_20_de_20_fundo" style:display-name="Objetos do plano de fundo" style:family="paragraph">
      <style:paragraph-properties fo:margin-top="0.021cm" fo:margin-bottom="0.021cm" style:contextual-spacing="false" fo:line-height="100%" fo:text-align="start" style:justify-single-word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name-asian="Noto Sans1" style:font-family-asian="'Noto Sans'" style:font-family-generic-asian="system" style:font-pitch-asian="variable" style:font-size-asian="18pt" style:font-style-asian="normal" style:font-weight-asian="normal" style:font-name-complex="Book Antiqua" style:font-family-complex="'Book Antiqua'" style:font-family-generic-complex="system" style:font-pitch-complex="variable" style:font-size-complex="12pt"/>
    </style:style>
    <style:style style:name="Plano_20_de_20_fundo" style:display-name="Plano de fundo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Book Antiqua" style:font-family-complex="'Book Antiqua'" style:font-family-generic-complex="system" style:font-pitch-complex="variable" style:font-size-complex="12pt"/>
    </style:style>
    <style:style style:name="Notas" style:family="paragraph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font-style="normal" fo:text-shadow="none" style:text-underline-style="none" fo:font-weight="normal" style:font-name-asian="Noto Sans1" style:font-family-asian="'Noto Sans'" style:font-family-generic-asian="system" style:font-pitch-asian="variable" style:font-size-asian="12pt" style:font-style-asian="normal" style:font-weight-asian="normal" style:font-name-complex="Book Antiqua" style:font-family-complex="'Book Antiqua'" style:font-family-generic-complex="system" style:font-pitch-complex="variable" style:font-size-complex="12pt" style:text-emphasize="none"/>
    </style:style>
    <style:style style:name="Tópicos_20_1" style:display-name="Tópicos 1" style:family="paragraph">
      <style:paragraph-properties fo:margin-left="0.953cm" fo:margin-top="0.27cm" fo:margin-bottom="0.021cm" style:contextual-spacing="false" fo:line-height="100%" fo:text-align="start" style:justify-single-word="false" fo:text-indent="-0.953cm" style:auto-text-indent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28pt" fo:font-style="normal" fo:text-shadow="none" style:text-underline-style="none" fo:font-weight="normal" style:font-name-asian="Noto Sans1" style:font-family-asian="'Noto Sans'" style:font-family-generic-asian="system" style:font-pitch-asian="variable" style:font-size-asian="28pt" style:font-style-asian="normal" style:font-weight-asian="normal" style:font-name-complex="Book Antiqua" style:font-family-complex="'Book Antiqua'" style:font-family-generic-complex="system" style:font-pitch-complex="variable" style:font-size-complex="12pt" style:text-emphasize="none"/>
    </style:style>
    <style:style style:name="Tópicos_20_2" style:display-name="Tópicos 2" style:family="paragraph" style:parent-style-name="Tópicos_20_1">
      <style:paragraph-properties fo:margin-left="2.064cm" fo:margin-top="0.235cm" fo:margin-bottom="0.021cm" style:contextual-spacing="false" fo:line-height="100%" fo:text-align="start" style:justify-single-word="false" fo:text-indent="-0.794cm" style:auto-text-indent="false" style:writing-mode="lr-tb">
        <style:tab-stops>
          <style:tab-stop style:position="0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ópicos_20_3" style:display-name="Tópicos 3" style:family="paragraph" style:parent-style-name="Tópicos_20_2">
      <style:paragraph-properties fo:margin-left="3.175cm" fo:margin-top="0.198cm" fo:margin-bottom="0.021cm" style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  <style:tab-stop style:position="27.455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ópicos_20_4" style:display-name="Tópicos 4" style:family="paragraph" style:parent-style-name="Tópicos_20_3">
      <style:paragraph-properties fo:margin-left="4.445cm" fo:margin-top="0.182cm" fo:margin-bottom="0.021cm" style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  <style:tab-stop style:position="27.455cm"/>
          <style:tab-stop style:position="28.70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ópicos_20_5" style:display-name="Tópicos 5" style:family="paragraph" style:parent-style-name="Tópicos_20_4">
      <style:paragraph-properties fo:margin-left="5.715cm" fo:margin-top="0.182cm" fo:margin-bottom="0.021cm" style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  <style:tab-stop style:position="27.455cm"/>
          <style:tab-stop style:position="28.704cm"/>
          <style:tab-stop style:position="29.951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ópicos_20_6" style:display-name="Tópicos 6" style:family="paragraph" style:parent-style-name="Tópicos_20_5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ópicos_20_7" style:display-name="Tópicos 7" style:family="paragraph" style:parent-style-name="Tópicos_20_6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ópicos_20_8" style:display-name="Tópicos 8" style:family="paragraph" style:parent-style-name="Tópicos_20_7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ópicos_20_9" style:display-name="Tópicos 9" style:family="paragraph" style:parent-style-name="Tópicos_20_8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Arial" fo:font-size="7pt" style:font-size-asian="7pt" style:font-name-complex="Arial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fo:margin-top="0cm" fo:margin-bottom="0cm" style:run-through="foreground" style:wrap="dynamic" style:number-wrapped-paragraphs="no-limit" style:vertical-pos="from-top" style:vertical-rel="paragraph" style:horizontal-pos="from-left" style:horizontal-rel="paragraph" fo:background-color="#ffffff" draw:fill="solid" draw:fill-color="#ffffff" fo:padding-left="0.259cm" fo:padding-right="0.259cm" fo:padding-top="0.132cm" fo:padding-bottom="0.132cm" fo:border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Figura1" text:anchor-type="as-char" svg:width="1.887cm" svg:height="1.861cm" draw:z-index="5"><draw:image xlink:href="Pictures/10000000000001F4000001EE62621355.png" xlink:type="simple" xlink:show="embed" xlink:actuate="onLoad" draw:mime-type="image/png"/></draw:frame><draw:frame draw:style-name="Mfr2" draw:name="Quadro1" text:anchor-type="char" svg:x="3.687cm" svg:y="0.083cm" svg:width="9.204cm" svg:height="1.901cm" draw:z-index="17"><draw:text-box><text:p text:style-name="MP1">MINISTÉRIO DA EDUCAÇÃO</text:p><text:p text:style-name="MP1">Universidade Federal de Alfenas . UNIFAL-MG</text:p><text:p text:style-name="MP2">Rua Gabriel Monteiro da Silva, 714 <text:s text:c="2"/>. <text:s text:c="2"/>Alfenas/MG <text:s text:c="2"/>. <text:s text:c="2"/>CEP 37130-000</text:p><text:p text:style-name="MP2">Fone: (35) 3299-1000 . Fax: (35) 3299-1063</text:p></draw:text-box></draw:frame><text:tab/><text:tab/><draw:frame draw:style-name="Mfr1" draw:name="Figura2" text:anchor-type="as-char" svg:width="2.351cm" svg:height="1.863cm" draw:z-index="16"><draw:image xlink:href="Pictures/10000000000001F40000018D3628A84E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9T16:31:43.825000000</meta:creation-date>
    <dc:date>2025-09-27T09:57:57.015102515</dc:date>
    <meta:editing-duration>PT41M39S</meta:editing-duration>
    <meta:editing-cycles>7</meta:editing-cycles>
    <meta:generator>LibreOffice/24.2.7.2$Linux_X86_64 LibreOffice_project/420$Build-2</meta:generator>
    <meta:document-statistic meta:table-count="0" meta:image-count="2" meta:object-count="0" meta:page-count="6" meta:paragraph-count="96" meta:word-count="655" meta:character-count="6029" meta:non-whitespace-character-count="4171"/>
  </office:meta>
</office:document-meta>
</file>